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2.8pt"/>
    </style:style>
    <style:style style:name="co2" style:family="table-column">
      <style:table-column-properties fo:break-before="auto" style:column-width="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-1" table:style-name="ta1">
        <table:shapes>
          <draw:frame draw:z-index="0" draw:style-name="gr1" draw:text-style-name="P1" svg:width="453.51pt" svg:height="255.09pt" svg:x="709.46pt" svg:y="12689.55pt">
            <loext:p draw:notify-on-update-of-ranges="'fo-1'.D2:'fo-1'.D1023 'fo-1'.F2:'fo-1'.F10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lass Name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java.com.addthis.codec.binary.Buffer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]*100/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com.addthis.codec.binary.BufferOu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]*100/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com.addthis.codec.binary.CodecBin2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C4]*100/[.D4]" office:value-type="float" office:value="86.4077669902913" calcext:value-type="float">
            <text:p>86.4077669903</text:p>
          </table:table-cell>
        </table:table-row>
        <table:table-row table:style-name="ro1">
          <table:table-cell office:value-type="string" calcext:value-type="string">
            <text:p>java.com.addthis.codec.config.ConfigNodeCurso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]*100/[.D5]" office:value-type="float" office:value="81.25" calcext:value-type="float">
            <text:p>81.25</text:p>
          </table:table-cell>
        </table:table-row>
        <table:table-row table:style-name="ro1">
          <table:table-cell office:value-type="string" calcext:value-type="string">
            <text:p>java.com.addthis.codec.config.ConfigTraversingPars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6]*100/[.D6]"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java.com.addthis.codec.config.Configs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C7]*100/[.D7]" office:value-type="float" office:value="27.906976744186" calcext:value-type="float">
            <text:p>27.9069767442</text:p>
          </table:table-cell>
        </table:table-row>
        <table:table-row table:style-name="ro1">
          <table:table-cell office:value-type="string" calcext:value-type="string">
            <text:p>java.com.addthis.codec.jackson.CaseIgnoringEnumDeserializ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8]*100/[.D8]"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string" calcext:value-type="string">
            <text:p>java.com.addthis.codec.jackson.CodecBeanDeserializ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9]*100/[.D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va.com.addthis.codec.jackson.CodecBeanDeserializerModifi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0]*100/[.D10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com.addthis.codec.jackson.CodecDeserializ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1]*100/[.D1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com.addthis.codec.jackson.CodecIntrosp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12]*100/[.D1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com.addthis.codec.jackson.CodecJack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3]*100/[.D1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com.addthis.codec.jackson.CodecTypeDeserialize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14]*100/[.D14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com.addthis.codec.jackson.CodecTypeIdResolv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5]*100/[.D15]"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string" calcext:value-type="string">
            <text:p>java.com.addthis.codec.jackson.CodecTypeResolver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16]*100/[.D1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com.addthis.codec.jackson.IndexReportingObjectArrayDeserializ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7]*100/[.D1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com.addthis.codec.jackson.Jackson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18]*100/[.D18]"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string" calcext:value-type="string">
            <text:p>java.com.addthis.codec.jackson.MissingProperty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]*100/[.D1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com.addthis.codec.jackson.UnderscorePropertyIgnor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0]*100/[.D2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com.addthis.codec.plugins.PluginMap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C21]*100/[.D21]" office:value-type="float" office:value="93.1034482758621" calcext:value-type="float">
            <text:p>93.1034482759</text:p>
          </table:table-cell>
        </table:table-row>
        <table:table-row table:style-name="ro1">
          <table:table-cell office:value-type="string" calcext:value-type="string">
            <text:p>java.com.addthis.codec.plugins.PluginRegist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2]*100/[.D22]"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string" calcext:value-type="string">
            <text:p>java.com.addthis.codec.plugins.Plugi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*100/[.D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com.addthis.codec.reflection.CodableClassInf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24]*100/[.D24]" office:value-type="float" office:value="69.2307692307692" calcext:value-type="float">
            <text:p>69.2307692308</text:p>
          </table:table-cell>
        </table:table-row>
        <table:table-row table:style-name="ro1">
          <table:table-cell office:value-type="string" calcext:value-type="string">
            <text:p>java.com.addthis.codec.reflection.CodableFieldInfo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25]*100/[.D25]" office:value-type="float" office:value="47.8260869565217" calcext:value-type="float">
            <text:p>47.8260869565</text:p>
          </table:table-cell>
        </table:table-row>
        <table:table-row table:style-name="ro1">
          <table:table-cell office:value-type="string" calcext:value-type="string">
            <text:p>java.com.addthis.codec.reflection.Field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26]*100/[.D2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com.addthis.codec.utils.ExecutorServiceBuil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7]*100/[.D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cli.CommandLi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8]*100/[.D28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apache.commons.cli.DefaultParser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C29]*100/[.D29]" office:value-type="float" office:value="97.4358974358974" calcext:value-type="float">
            <text:p>97.4358974359</text:p>
          </table:table-cell>
        </table:table-row>
        <table:table-row table:style-name="ro1">
          <table:table-cell office:value-type="string" calcext:value-type="string">
            <text:p>java.org.apache.commons.cli.Gnu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30]*100/[.D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li.HelpFormatter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C31]*100/[.D31]" office:value-type="float" office:value="96.4285714285714" calcext:value-type="float">
            <text:p>96.4285714286</text:p>
          </table:table-cell>
        </table:table-row>
        <table:table-row table:style-name="ro1">
          <table:table-cell office:value-type="string" calcext:value-type="string">
            <text:p>java.org.apache.commons.cli.MissingArgument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]*100/[.D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cli.MissingOption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33]*100/[.D3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li.Option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C34]*100/[.D3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apache.commons.cli.Option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35]*100/[.D3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li.OptionGro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36]*100/[.D3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li.OptionValid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37]*100/[.D3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li.Opti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38]*100/[.D3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li.Pars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C39]*100/[.D39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java.org.apache.commons.cli.PatternOption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[.C40]*100/[.D4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li.PosixPars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41]*100/[.D41]" office:value-type="float" office:value="86.9565217391304" calcext:value-type="float">
            <text:p>86.9565217391</text:p>
          </table:table-cell>
        </table:table-row>
        <table:table-row table:style-name="ro1">
          <table:table-cell office:value-type="string" calcext:value-type="string">
            <text:p>java.org.apache.commons.cli.Type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[.C42]*100/[.D4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li.Unrecognized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3]*100/[.D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cli.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44]*100/[.D4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Charse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5]*100/[.D4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binary.Base32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C46]*100/[.D46]" office:value-type="float" office:value="59.8726114649682" calcext:value-type="float">
            <text:p>59.872611465</text:p>
          </table:table-cell>
        </table:table-row>
        <table:table-row table:style-name="ro1">
          <table:table-cell office:value-type="string" calcext:value-type="string">
            <text:p>java.org.apache.commons.codec.binary.Base64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C47]*100/[.D47]" office:value-type="float" office:value="70.3125" calcext:value-type="float">
            <text:p>70.3125</text:p>
          </table:table-cell>
        </table:table-row>
        <table:table-row table:style-name="ro1">
          <table:table-cell office:value-type="string" calcext:value-type="string">
            <text:p>java.org.apache.commons.codec.binary.BaseNCodec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C48]*100/[.D48]" office:value-type="float" office:value="97.9166666666667" calcext:value-type="float">
            <text:p>97.9166666667</text:p>
          </table:table-cell>
        </table:table-row>
        <table:table-row table:style-name="ro1">
          <table:table-cell office:value-type="string" calcext:value-type="string">
            <text:p>java.org.apache.commons.codec.binary.BaseNCodecInputStream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49]*100/[.D49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java.org.apache.commons.codec.binary.BaseNCodecOutputStrea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50]*100/[.D50]" office:value-type="float" office:value="81.8181818181818" calcext:value-type="float">
            <text:p>81.8181818182</text:p>
          </table:table-cell>
        </table:table-row>
        <table:table-row table:style-name="ro1">
          <table:table-cell office:value-type="string" calcext:value-type="string">
            <text:p>java.org.apache.commons.codec.binary.BinaryCode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C51]*100/[.D51]" office:value-type="float" office:value="96.078431372549" calcext:value-type="float">
            <text:p>96.0784313725</text:p>
          </table:table-cell>
        </table:table-row>
        <table:table-row table:style-name="ro1">
          <table:table-cell office:value-type="string" calcext:value-type="string">
            <text:p>java.org.apache.commons.codec.binary.CharSequenceUtil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52]*100/[.D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codec.binary.Hex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53]*100/[.D53]" office:value-type="float" office:value="90.4761904761905" calcext:value-type="float">
            <text:p>90.4761904762</text:p>
          </table:table-cell>
        </table:table-row>
        <table:table-row table:style-name="ro1">
          <table:table-cell office:value-type="string" calcext:value-type="string">
            <text:p>java.org.apache.commons.codec.binary.StringUtil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54]*100/[.D54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va.org.apache.commons.codec.digest.B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5]*100/[.D55]" office:value-type="float" office:value="76.9230769230769" calcext:value-type="float">
            <text:p>76.9230769231</text:p>
          </table:table-cell>
        </table:table-row>
        <table:table-row table:style-name="ro1">
          <table:table-cell office:value-type="string" calcext:value-type="string">
            <text:p>java.org.apache.commons.codec.digest.Cryp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6]*100/[.D5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digest.DigestUti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7]*100/[.D5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apache.commons.codec.digest.HmacUti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8]*100/[.D58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apache.commons.codec.digest.Md5Crypt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C59]*100/[.D59]" office:value-type="float" office:value="96.4285714285714" calcext:value-type="float">
            <text:p>96.4285714286</text:p>
          </table:table-cell>
        </table:table-row>
        <table:table-row table:style-name="ro1">
          <table:table-cell office:value-type="string" calcext:value-type="string">
            <text:p>java.org.apache.commons.codec.digest.Sha2Crypt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C60]*100/[.D60]" office:value-type="float" office:value="92.6829268292683" calcext:value-type="float">
            <text:p>92.6829268293</text:p>
          </table:table-cell>
        </table:table-row>
        <table:table-row table:style-name="ro1">
          <table:table-cell office:value-type="string" calcext:value-type="string">
            <text:p>java.org.apache.commons.codec.digest.UnixCrypt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C61]*100/[.D61]" office:value-type="float" office:value="61.0810810810811" calcext:value-type="float">
            <text:p>61.0810810811</text:p>
          </table:table-cell>
        </table:table-row>
        <table:table-row table:style-name="ro1">
          <table:table-cell office:value-type="string" calcext:value-type="string">
            <text:p>java.org.apache.commons.codec.language.AbstractCaverph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62]*100/[.D6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Caverph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3]*100/[.D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codec.language.Caverphone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64]*100/[.D6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Caverphon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65]*100/[.D6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ColognePhonetic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C66]*100/[.D66]" office:value-type="float" office:value="91.5254237288136" calcext:value-type="float">
            <text:p>91.5254237288</text:p>
          </table:table-cell>
        </table:table-row>
        <table:table-row table:style-name="ro1">
          <table:table-cell office:value-type="string" calcext:value-type="string">
            <text:p>java.org.apache.commons.codec.language.DaitchMokotoffSoundex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C67]*100/[.D67]" office:value-type="float" office:value="83.6363636363636" calcext:value-type="float">
            <text:p>83.6363636364</text:p>
          </table:table-cell>
        </table:table-row>
        <table:table-row table:style-name="ro1">
          <table:table-cell office:value-type="string" calcext:value-type="string">
            <text:p>java.org.apache.commons.codec.language.DoubleMetaphone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C68]*100/[.D68]" office:value-type="float" office:value="87.5311720698254" calcext:value-type="float">
            <text:p>87.5311720698</text:p>
          </table:table-cell>
        </table:table-row>
        <table:table-row table:style-name="ro1">
          <table:table-cell office:value-type="string" calcext:value-type="string">
            <text:p>java.org.apache.commons.codec.language.MatchRatingApproachEncoder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C69]*100/[.D69]" office:value-type="float" office:value="98.2758620689655" calcext:value-type="float">
            <text:p>98.275862069</text:p>
          </table:table-cell>
        </table:table-row>
        <table:table-row table:style-name="ro1">
          <table:table-cell office:value-type="string" calcext:value-type="string">
            <text:p>java.org.apache.commons.codec.language.Metaphone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C70]*100/[.D70]" office:value-type="float" office:value="95.7446808510638" calcext:value-type="float">
            <text:p>95.7446808511</text:p>
          </table:table-cell>
        </table:table-row>
        <table:table-row table:style-name="ro1">
          <table:table-cell office:value-type="string" calcext:value-type="string">
            <text:p>java.org.apache.commons.codec.language.Nysi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table:formula="of:=[.C71]*100/[.D7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RefinedSou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72]*100/[.D7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Sou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[.C73]*100/[.D7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Soundex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74]*100/[.D7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bm.BeiderMorseEnco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5]*100/[.D7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bm.La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76]*100/[.D7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bm.Langu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77]*100/[.D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bm.PhoneticEng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formula="of:=[.C78]*100/[.D7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language.bm.Rule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79]*100/[.D79]" office:value-type="float" office:value="94.2857142857143" calcext:value-type="float">
            <text:p>94.2857142857</text:p>
          </table:table-cell>
        </table:table-row>
        <table:table-row table:style-name="ro1">
          <table:table-cell office:value-type="string" calcext:value-type="string">
            <text:p>java.org.apache.commons.codec.net.BCod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80]*100/[.D80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apache.commons.codec.net.QCode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81]*100/[.D81]" office:value-type="float" office:value="90.4761904761905" calcext:value-type="float">
            <text:p>90.4761904762</text:p>
          </table:table-cell>
        </table:table-row>
        <table:table-row table:style-name="ro1">
          <table:table-cell office:value-type="string" calcext:value-type="string">
            <text:p>java.org.apache.commons.codec.net.QuotedPrintableCode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C82]*100/[.D82]" office:value-type="float" office:value="98.3050847457627" calcext:value-type="float">
            <text:p>98.3050847458</text:p>
          </table:table-cell>
        </table:table-row>
        <table:table-row table:style-name="ro1">
          <table:table-cell office:value-type="string" calcext:value-type="string">
            <text:p>java.org.apache.commons.codec.net.RFC1522Code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83]*100/[.D83]" office:value-type="float" office:value="91.6666666666667" calcext:value-type="float">
            <text:p>91.6666666667</text:p>
          </table:table-cell>
        </table:table-row>
        <table:table-row table:style-name="ro1">
          <table:table-cell office:value-type="string" calcext:value-type="string">
            <text:p>java.org.apache.commons.codec.net.URLCod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[.C84]*100/[.D8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codec.net.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5]*100/[.D8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fileupload.FileItemStre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6]*100/[.D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fileupload.FileUploadBase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87]*100/[.D87]" office:value-type="float" office:value="68.1159420289855" calcext:value-type="float">
            <text:p>68.115942029</text:p>
          </table:table-cell>
        </table:table-row>
        <table:table-row table:style-name="ro1">
          <table:table-cell office:value-type="string" calcext:value-type="string">
            <text:p>java.org.apache.commons.fileupload.FileUploadExcep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8]*100/[.D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fileupload.MultipartStream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C89]*100/[.D89]" office:value-type="float" office:value="85.1063829787234" calcext:value-type="float">
            <text:p>85.1063829787</text:p>
          </table:table-cell>
        </table:table-row>
        <table:table-row table:style-name="ro1">
          <table:table-cell office:value-type="string" calcext:value-type="string">
            <text:p>java.org.apache.commons.fileupload.ParameterParser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C90]*100/[.D90]" office:value-type="float" office:value="96.3636363636364" calcext:value-type="float">
            <text:p>96.3636363636</text:p>
          </table:table-cell>
        </table:table-row>
        <table:table-row table:style-name="ro1">
          <table:table-cell office:value-type="string" calcext:value-type="string">
            <text:p>java.org.apache.commons.fileupload.disk.DiskFileItem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C91]*100/[.D91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ava.org.apache.commons.fileupload.disk.DiskFileItem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2]*100/[.D9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fileupload.servlet.ServletFileUpl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3]*100/[.D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fileupload.util.FileItemHeaders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94]*100/[.D9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apache.commons.fileupload.util.LimitedInputStrea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95]*100/[.D9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apache.commons.fileupload.util.Stream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96]*100/[.D96]" office:value-type="float" office:value="91.6666666666667" calcext:value-type="float">
            <text:p>91.6666666667</text:p>
          </table:table-cell>
        </table:table-row>
        <table:table-row table:style-name="ro1">
          <table:table-cell office:value-type="string" calcext:value-type="string">
            <text:p>java.org.apache.commons.fileupload.util.mime.Base64Decoder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97]*100/[.D97]" office:value-type="float" office:value="73.3333333333333" calcext:value-type="float">
            <text:p>73.3333333333</text:p>
          </table:table-cell>
        </table:table-row>
        <table:table-row table:style-name="ro1">
          <table:table-cell office:value-type="string" calcext:value-type="string">
            <text:p>java.org.apache.commons.fileupload.util.mime.MimeUtility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C98]*100/[.D9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apache.commons.fileupload.util.mime.QuotedPrintableDecode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99]*100/[.D99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org.apache.commons.lang3.AnnotationUtils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C100]*100/[.D100]" office:value-type="float" office:value="89.6551724137931" calcext:value-type="float">
            <text:p>89.6551724138</text:p>
          </table:table-cell>
        </table:table-row>
        <table:table-row table:style-name="ro1">
          <table:table-cell office:value-type="string" calcext:value-type="string">
            <text:p>java.org.apache.commons.lang3.ArrayUtils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[.C101]*100/[.D101]" office:value-type="float" office:value="99.7442455242967" calcext:value-type="float">
            <text:p>99.7442455243</text:p>
          </table:table-cell>
        </table:table-row>
        <table:table-row table:style-name="ro1">
          <table:table-cell office:value-type="string" calcext:value-type="string">
            <text:p>java.org.apache.commons.lang3.BitFiel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102]*100/[.D102]" office:value-type="float" office:value="82.3529411764706" calcext:value-type="float">
            <text:p>82.3529411765</text:p>
          </table:table-cell>
        </table:table-row>
        <table:table-row table:style-name="ro1">
          <table:table-cell office:value-type="string" calcext:value-type="string">
            <text:p>java.org.apache.commons.lang3.BooleanUtils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C103]*100/[.D103]" office:value-type="float" office:value="95.5882352941176" calcext:value-type="float">
            <text:p>95.5882352941</text:p>
          </table:table-cell>
        </table:table-row>
        <table:table-row table:style-name="ro1">
          <table:table-cell office:value-type="string" calcext:value-type="string">
            <text:p>java.org.apache.commons.lang3.CharEncod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4]*100/[.D10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harRange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C105]*100/[.D105]" office:value-type="float" office:value="90.6976744186047" calcext:value-type="float">
            <text:p>90.6976744186</text:p>
          </table:table-cell>
        </table:table-row>
        <table:table-row table:style-name="ro1">
          <table:table-cell office:value-type="string" calcext:value-type="string">
            <text:p>java.org.apache.commons.lang3.CharSequenceUtil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C106]*100/[.D106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apache.commons.lang3.CharSet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107]*100/[.D107]" office:value-type="float" office:value="96.875" calcext:value-type="float">
            <text:p>96.875</text:p>
          </table:table-cell>
        </table:table-row>
        <table:table-row table:style-name="ro1">
          <table:table-cell office:value-type="string" calcext:value-type="string">
            <text:p>java.org.apache.commons.lang3.CharSe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[.C108]*100/[.D10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har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table:formula="of:=[.C109]*100/[.D10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lassUtils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C110]*100/[.D110]" office:value-type="float" office:value="92.6829268292683" calcext:value-type="float">
            <text:p>92.6829268293</text:p>
          </table:table-cell>
        </table:table-row>
        <table:table-row table:style-name="ro1">
          <table:table-cell office:value-type="string" calcext:value-type="string">
            <text:p>java.org.apache.commons.lang3.Conversion</text:p>
          </table:table-cell>
          <table:table-cell office:value-type="float" office:value="108" calcext:value-type="float">
            <text:p>108</text:p>
          </table:table-cell>
          <table:table-cell office:value-type="float" office:value="422" calcext:value-type="float">
            <text:p>422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111]*100/[.D111]" office:value-type="float" office:value="79.622641509434" calcext:value-type="float">
            <text:p>79.6226415094</text:p>
          </table:table-cell>
        </table:table-row>
        <table:table-row table:style-name="ro1">
          <table:table-cell office:value-type="string" calcext:value-type="string">
            <text:p>java.org.apache.commons.lang3.EnumUtils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C112]*100/[.D112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apache.commons.lang3.JavaVersio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113]*100/[.D113]" office:value-type="float" office:value="63.6363636363636" calcext:value-type="float">
            <text:p>63.6363636364</text:p>
          </table:table-cell>
        </table:table-row>
        <table:table-row table:style-name="ro1">
          <table:table-cell office:value-type="string" calcext:value-type="string">
            <text:p>java.org.apache.commons.lang3.LocaleUtils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C114]*100/[.D114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java.org.apache.commons.lang3.Objec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[.C115]*100/[.D1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RandomStringUtils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C116]*100/[.D116]" office:value-type="float" office:value="85.4166666666667" calcext:value-type="float">
            <text:p>85.4166666667</text:p>
          </table:table-cell>
        </table:table-row>
        <table:table-row table:style-name="ro1">
          <table:table-cell office:value-type="string" calcext:value-type="string">
            <text:p>java.org.apache.commons.lang3.RandomUtils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117]*100/[.D117]" office:value-type="float" office:value="80.952380952381" calcext:value-type="float">
            <text:p>80.9523809524</text:p>
          </table:table-cell>
        </table:table-row>
        <table:table-row table:style-name="ro1">
          <table:table-cell office:value-type="string" calcext:value-type="string">
            <text:p>java.org.apache.commons.lang3.Range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C118]*100/[.D118]" office:value-type="float" office:value="84.0909090909091" calcext:value-type="float">
            <text:p>84.0909090909</text:p>
          </table:table-cell>
        </table:table-row>
        <table:table-row table:style-name="ro1">
          <table:table-cell office:value-type="string" calcext:value-type="string">
            <text:p>java.org.apache.commons.lang3.SerializationUtil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119]*100/[.D119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apache.commons.lang3.StringEscapeUtil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20]*100/[.D120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apache.commons.lang3.StringUtils</text:p>
          </table:table-cell>
          <table:table-cell office:value-type="float" office:value="66" calcext:value-type="float">
            <text:p>66</text:p>
          </table:table-cell>
          <table:table-cell office:value-type="float" office:value="888" calcext:value-type="float">
            <text:p>888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[.C121]*100/[.D121]" office:value-type="float" office:value="93.0817610062893" calcext:value-type="float">
            <text:p>93.0817610063</text:p>
          </table:table-cell>
        </table:table-row>
        <table:table-row table:style-name="ro1">
          <table:table-cell office:value-type="string" calcext:value-type="string">
            <text:p>java.org.apache.commons.lang3.SystemUtil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122]*100/[.D122]" office:value-type="float" office:value="57.1428571428571" calcext:value-type="float">
            <text:p>57.1428571429</text:p>
          </table:table-cell>
        </table:table-row>
        <table:table-row table:style-name="ro1">
          <table:table-cell office:value-type="string" calcext:value-type="string">
            <text:p>java.org.apache.commons.lang3.Validate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C123]*100/[.D123]" office:value-type="float" office:value="97.2222222222222" calcext:value-type="float">
            <text:p>97.2222222222</text:p>
          </table:table-cell>
        </table:table-row>
        <table:table-row table:style-name="ro1">
          <table:table-cell office:value-type="string" calcext:value-type="string">
            <text:p>java.org.apache.commons.lang3.builder.CompareTo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" calcext:value-type="float">
            <text:p>182</text:p>
          </table:table-cell>
          <table:table-cell/>
          <table:table-cell table:formula="of:=[.C124]*100/[.D12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builder.Diff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[.C125]*100/[.D12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builder.Diff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126]*100/[.D12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builder.EqualsBuilder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C127]*100/[.D127]" office:value-type="float" office:value="97.7099236641221" calcext:value-type="float">
            <text:p>97.7099236641</text:p>
          </table:table-cell>
        </table:table-row>
        <table:table-row table:style-name="ro1">
          <table:table-cell office:value-type="string" calcext:value-type="string">
            <text:p>java.org.apache.commons.lang3.builder.HashCodeBuilder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C128]*100/[.D128]" office:value-type="float" office:value="98.4126984126984" calcext:value-type="float">
            <text:p>98.4126984127</text:p>
          </table:table-cell>
        </table:table-row>
        <table:table-row table:style-name="ro1">
          <table:table-cell office:value-type="string" calcext:value-type="string">
            <text:p>java.org.apache.commons.lang3.builder.IDKe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129]*100/[.D12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builder.MultilineRecursiveToStringStyl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130]*100/[.D13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apache.commons.lang3.builder.RecursiveToStringSty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131]*100/[.D13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builder.ReflectionToString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[.C132]*100/[.D13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builder.ToString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133]*100/[.D13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builder.ToStringStyle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C134]*100/[.D134]" office:value-type="float" office:value="82.3529411764706" calcext:value-type="float">
            <text:p>82.3529411765</text:p>
          </table:table-cell>
        </table:table-row>
        <table:table-row table:style-name="ro1">
          <table:table-cell office:value-type="string" calcext:value-type="string">
            <text:p>java.org.apache.commons.lang3.concurrent.Atom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5]*100/[.D13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apache.commons.lang3.concurrent.AtomicSafe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36]*100/[.D13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oncurrent.Background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137]*100/[.D13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oncurrent.BasicThread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138]*100/[.D13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oncurrent.CallableBackground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39]*100/[.D13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oncurrent.ConcurrentRuntime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0]*100/[.D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lang3.concurrent.Concurren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[.C141]*100/[.D14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oncurrent.Constant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142]*100/[.D14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oncurrent.Lazy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43]*100/[.D14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oncurrent.MultiBackground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144]*100/[.D14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concurrent.TimedSemapho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C145]*100/[.D14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event.Even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46]*100/[.D14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exception.Contexted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47]*100/[.D14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exception.ContextedRuntim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48]*100/[.D14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exception.DefaultExceptionConte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49]*100/[.D14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va.org.apache.commons.lang3.exception.ExceptionUtil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C150]*100/[.D150]" office:value-type="float" office:value="90.9090909090909" calcext:value-type="float">
            <text:p>90.9090909091</text:p>
          </table:table-cell>
        </table:table-row>
        <table:table-row table:style-name="ro1">
          <table:table-cell office:value-type="string" calcext:value-type="string">
            <text:p>java.org.apache.commons.lang3.math.Fraction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51]*100/[.D151]" office:value-type="float" office:value="91.1330049261084" calcext:value-type="float">
            <text:p>91.1330049261</text:p>
          </table:table-cell>
        </table:table-row>
        <table:table-row table:style-name="ro1">
          <table:table-cell office:value-type="string" calcext:value-type="string">
            <text:p>java.org.apache.commons.lang3.math.IEEE754r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[.C152]*100/[.D15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math.NumberUtils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C153]*100/[.D153]" office:value-type="float" office:value="92.1052631578947" calcext:value-type="float">
            <text:p>92.1052631579</text:p>
          </table:table-cell>
        </table:table-row>
        <table:table-row table:style-name="ro1">
          <table:table-cell office:value-type="string" calcext:value-type="string">
            <text:p>java.org.apache.commons.lang3.mutable.MutableBoole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54]*100/[.D15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apache.commons.lang3.mutable.MutableBy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155]*100/[.D155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apache.commons.lang3.mutable.MutableDoub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56]*100/[.D156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va.org.apache.commons.lang3.mutable.MutableFlo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157]*100/[.D15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mutable.Mutable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158]*100/[.D15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mutable.MutableLo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59]*100/[.D159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apache.commons.lang3.mutable.MutableObj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160]*100/[.D16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mutable.MutableShor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161]*100/[.D161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apache.commons.lang3.reflect.Constructor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162]*100/[.D16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reflect.FieldUtil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63]*100/[.D163]" office:value-type="float" office:value="97.0588235294118" calcext:value-type="float">
            <text:p>97.0588235294</text:p>
          </table:table-cell>
        </table:table-row>
        <table:table-row table:style-name="ro1">
          <table:table-cell office:value-type="string" calcext:value-type="string">
            <text:p>java.org.apache.commons.lang3.reflect.Inheritance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164]*100/[.D16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reflect.MemberUtils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C165]*100/[.D165]" office:value-type="float" office:value="81.5789473684211" calcext:value-type="float">
            <text:p>81.5789473684</text:p>
          </table:table-cell>
        </table:table-row>
        <table:table-row table:style-name="ro1">
          <table:table-cell office:value-type="string" calcext:value-type="string">
            <text:p>java.org.apache.commons.lang3.reflect.MethodUtil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C166]*100/[.D166]" office:value-type="float" office:value="84.6153846153846" calcext:value-type="float">
            <text:p>84.6153846154</text:p>
          </table:table-cell>
        </table:table-row>
        <table:table-row table:style-name="ro1">
          <table:table-cell office:value-type="string" calcext:value-type="string">
            <text:p>java.org.apache.commons.lang3.reflect.TypeLit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67]*100/[.D16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apache.commons.lang3.reflect.TypeUtils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C168]*100/[.D168]" office:value-type="float" office:value="61.4814814814815" calcext:value-type="float">
            <text:p>61.4814814815</text:p>
          </table:table-cell>
        </table:table-row>
        <table:table-row table:style-name="ro1">
          <table:table-cell office:value-type="string" calcext:value-type="string">
            <text:p>java.org.apache.commons.lang3.text.CompositeFor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9]*100/[.D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apache.commons.lang3.text.ExtendedMessageFormat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C170]*100/[.D170]" office:value-type="float" office:value="77.4193548387097" calcext:value-type="float">
            <text:p>77.4193548387</text:p>
          </table:table-cell>
        </table:table-row>
        <table:table-row table:style-name="ro1">
          <table:table-cell office:value-type="string" calcext:value-type="string">
            <text:p>java.org.apache.commons.lang3.text.Formattable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[.C171]*100/[.D17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StrBuilder</text:p>
          </table:table-cell>
          <table:table-cell office:value-type="float" office:value="68" calcext:value-type="float">
            <text:p>68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C172]*100/[.D172]" office:value-type="float" office:value="86.6141732283465" calcext:value-type="float">
            <text:p>86.6141732283</text:p>
          </table:table-cell>
        </table:table-row>
        <table:table-row table:style-name="ro1">
          <table:table-cell office:value-type="string" calcext:value-type="string">
            <text:p>java.org.apache.commons.lang3.text.StrLook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173]*100/[.D17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StrMa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174]*100/[.D17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StrSubstitutor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C175]*100/[.D175]" office:value-type="float" office:value="97.4025974025974" calcext:value-type="float">
            <text:p>97.4025974026</text:p>
          </table:table-cell>
        </table:table-row>
        <table:table-row table:style-name="ro1">
          <table:table-cell office:value-type="string" calcext:value-type="string">
            <text:p>java.org.apache.commons.lang3.text.StrTokenizer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C176]*100/[.D176]" office:value-type="float" office:value="92.1875" calcext:value-type="float">
            <text:p>92.1875</text:p>
          </table:table-cell>
        </table:table-row>
        <table:table-row table:style-name="ro1">
          <table:table-cell office:value-type="string" calcext:value-type="string">
            <text:p>java.org.apache.commons.lang3.text.WordUtils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C177]*100/[.D177]" office:value-type="float" office:value="91.1111111111111" calcext:value-type="float">
            <text:p>91.1111111111</text:p>
          </table:table-cell>
        </table:table-row>
        <table:table-row table:style-name="ro1">
          <table:table-cell office:value-type="string" calcext:value-type="string">
            <text:p>java.org.apache.commons.lang3.text.translate.AggregateTransl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78]*100/[.D17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translate.CharSequenceTranslat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179]*100/[.D179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apache.commons.lang3.text.translate.EntityArray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80]*100/[.D18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translate.LookupTransl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C181]*100/[.D18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translate.NumericEntityEsca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182]*100/[.D18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translate.NumericEntityUnesca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table:formula="of:=[.C183]*100/[.D18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translate.OctalUnescap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184]*100/[.D184]" office:value-type="float" office:value="90.9090909090909" calcext:value-type="float">
            <text:p>90.9090909091</text:p>
          </table:table-cell>
        </table:table-row>
        <table:table-row table:style-name="ro1">
          <table:table-cell office:value-type="string" calcext:value-type="string">
            <text:p>java.org.apache.commons.lang3.text.translate.UnicodeEsca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185]*100/[.D18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ext.translate.UnicodeUnescap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C186]*100/[.D186]" office:value-type="float" office:value="92.3076923076923" calcext:value-type="float">
            <text:p>92.3076923077</text:p>
          </table:table-cell>
        </table:table-row>
        <table:table-row table:style-name="ro1">
          <table:table-cell office:value-type="string" calcext:value-type="string">
            <text:p>java.org.apache.commons.lang3.text.translate.UnicodeUnpairedSurrogateRemo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187]*100/[.D18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ime.DateUtils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C188]*100/[.D188]" office:value-type="float" office:value="93.006993006993" calcext:value-type="float">
            <text:p>93.006993007</text:p>
          </table:table-cell>
        </table:table-row>
        <table:table-row table:style-name="ro1">
          <table:table-cell office:value-type="string" calcext:value-type="string">
            <text:p>java.org.apache.commons.lang3.time.DurationFormatUtils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C189]*100/[.D189]" office:value-type="float" office:value="88.1188118811881" calcext:value-type="float">
            <text:p>88.1188118812</text:p>
          </table:table-cell>
        </table:table-row>
        <table:table-row table:style-name="ro1">
          <table:table-cell office:value-type="string" calcext:value-type="string">
            <text:p>java.org.apache.commons.lang3.time.FastDateForm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0]*100/[.D19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ime.FastDateParser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C191]*100/[.D191]" office:value-type="float" office:value="85.9649122807017" calcext:value-type="float">
            <text:p>85.9649122807</text:p>
          </table:table-cell>
        </table:table-row>
        <table:table-row table:style-name="ro1">
          <table:table-cell office:value-type="string" calcext:value-type="string">
            <text:p>java.org.apache.commons.lang3.time.FastDatePrinter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C192]*100/[.D192]" office:value-type="float" office:value="85.8333333333333" calcext:value-type="float">
            <text:p>85.8333333333</text:p>
          </table:table-cell>
        </table:table-row>
        <table:table-row table:style-name="ro1">
          <table:table-cell office:value-type="string" calcext:value-type="string">
            <text:p>java.org.apache.commons.lang3.time.FormatCach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193]*100/[.D193]" office:value-type="float" office:value="73.3333333333333" calcext:value-type="float">
            <text:p>73.3333333333</text:p>
          </table:table-cell>
        </table:table-row>
        <table:table-row table:style-name="ro1">
          <table:table-cell office:value-type="string" calcext:value-type="string">
            <text:p>java.org.apache.commons.lang3.time.StopWat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formula="of:=[.C194]*100/[.D19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uple.Pai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195]*100/[.D19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apache.commons.lang3.tuple.Trip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196]*100/[.D196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com.github.kevinsawicki.http.HttpRequest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C197]*100/[.D197]" office:value-type="float" office:value="78.4140969162996" calcext:value-type="float">
            <text:p>78.4140969163</text:p>
          </table:table-cell>
        </table:table-row>
        <table:table-row table:style-name="ro1">
          <table:table-cell office:value-type="string" calcext:value-type="string">
            <text:p>jdepend.framework.Abstract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8]*100/[.D19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ClassFileParser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C199]*100/[.D199]" office:value-type="float" office:value="67.032967032967" calcext:value-type="float">
            <text:p>67.032967033</text:p>
          </table:table-cell>
        </table:table-row>
        <table:table-row table:style-name="ro1">
          <table:table-cell office:value-type="string" calcext:value-type="string">
            <text:p>jdepend.framework.DependencyConstra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C200]*100/[.D20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File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[.C201]*100/[.D20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JDep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202]*100/[.D20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Java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03]*100/[.D20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JavaClass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04]*100/[.D20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JavaPack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C205]*100/[.D20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Package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06]*100/[.D20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Packag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07]*100/[.D20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framework.PropertyConfigu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208]*100/[.D20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swingui.Afferent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09]*100/[.D20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swingui.Depend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10]*100/[.D2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swingui.DependTree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211]*100/[.D21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swingui.Efferent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12]*100/[.D21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swingui.JDep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[.C213]*100/[.D21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swingui.Packag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14]*100/[.D21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textui.JDep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table:formula="of:=[.C215]*100/[.D2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depend.xmlui.JDep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C216]*100/[.D21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rap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217]*100/[.D217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.org.jgrapht.alg.AbstractPathEl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18]*100/[.D21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AbstractPathElement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219]*100/[.D21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BellmanFordIterato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220]*100/[.D220]" office:value-type="float" office:value="92.3076923076923" calcext:value-type="float">
            <text:p>92.3076923077</text:p>
          </table:table-cell>
        </table:table-row>
        <table:table-row table:style-name="ro1">
          <table:table-cell office:value-type="string" calcext:value-type="string">
            <text:p>java.org.jgrapht.alg.BellmanFordPathEle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21]*100/[.D221]"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string" calcext:value-type="string">
            <text:p>java.org.jgrapht.alg.BellmanFordShortestPat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222]*100/[.D222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jgrapht.alg.BiconnectivityInsp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23]*100/[.D22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BlockCutpointGraph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224]*100/[.D224]" office:value-type="float" office:value="82.3529411764706" calcext:value-type="float">
            <text:p>82.3529411765</text:p>
          </table:table-cell>
        </table:table-row>
        <table:table-row table:style-name="ro1">
          <table:table-cell office:value-type="string" calcext:value-type="string">
            <text:p>java.org.jgrapht.alg.BronKerboschCliqueFin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25]*100/[.D225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org.jgrapht.alg.ChromaticNum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26]*100/[.D226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grapht.alg.CliqueMinimalSeparatorDecompositi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227]*100/[.D227]" office:value-type="float" office:value="81.25" calcext:value-type="float">
            <text:p>81.25</text:p>
          </table:table-cell>
        </table:table-row>
        <table:table-row table:style-name="ro1">
          <table:table-cell office:value-type="string" calcext:value-type="string">
            <text:p>java.org.jgrapht.alg.ConnectivityInsp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228]*100/[.D22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CycleDet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[.C229]*100/[.D22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DijkstraShortestPat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230]*100/[.D2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DirectedNeighborI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31]*100/[.D23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EdmondsBlossomShrinking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232]*100/[.D232]" office:value-type="float" office:value="68.421052631579" calcext:value-type="float">
            <text:p>68.4210526316</text:p>
          </table:table-cell>
        </table:table-row>
        <table:table-row table:style-name="ro1">
          <table:table-cell office:value-type="string" calcext:value-type="string">
            <text:p>java.org.jgrapht.alg.EdmondsKarpMaximumFlow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233]*100/[.D233]" office:value-type="float" office:value="97.0588235294118" calcext:value-type="float">
            <text:p>97.0588235294</text:p>
          </table:table-cell>
        </table:table-row>
        <table:table-row table:style-name="ro1">
          <table:table-cell office:value-type="string" calcext:value-type="string">
            <text:p>java.org.jgrapht.alg.EulerianCircu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234]*100/[.D2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FloydWarshallShortestPath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C235]*100/[.D235]" office:value-type="float" office:value="62.1621621621622" calcext:value-type="float">
            <text:p>62.1621621622</text:p>
          </table:table-cell>
        </table:table-row>
        <table:table-row table:style-name="ro1">
          <table:table-cell office:value-type="string" calcext:value-type="string">
            <text:p>java.org.jgrapht.alg.HamiltonianCycl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236]*100/[.D236]" office:value-type="float" office:value="72.7272727272727" calcext:value-type="float">
            <text:p>72.7272727273</text:p>
          </table:table-cell>
        </table:table-row>
        <table:table-row table:style-name="ro1">
          <table:table-cell office:value-type="string" calcext:value-type="string">
            <text:p>java.org.jgrapht.alg.HopcroftKarpBipartiteMatchi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237]*100/[.D237]" office:value-type="float" office:value="81.25" calcext:value-type="float">
            <text:p>81.25</text:p>
          </table:table-cell>
        </table:table-row>
        <table:table-row table:style-name="ro1">
          <table:table-cell office:value-type="string" calcext:value-type="string">
            <text:p>java.org.jgrapht.alg.KShortestPath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38]*100/[.D238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org.jgrapht.alg.KShortestPathsIt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C239]*100/[.D23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KruskalMinimumSpanning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40]*100/[.D24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KuhnMunkresMinimalWeightBipartitePerfectMatching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C241]*100/[.D241]"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java.org.jgrapht.alg.MinSourceSinkCu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242]*100/[.D24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NaiveLca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243]*100/[.D24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NeighborInde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44]*100/[.D244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grapht.alg.PrimMinimumSpanning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245]*100/[.D24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RankingPathElementLis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C246]*100/[.D246]" office:value-type="float" office:value="95.8333333333333" calcext:value-type="float">
            <text:p>95.8333333333</text:p>
          </table:table-cell>
        </table:table-row>
        <table:table-row table:style-name="ro1">
          <table:table-cell office:value-type="string" calcext:value-type="string">
            <text:p>java.org.jgrapht.alg.StoerWagnerMinimumCut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247]*100/[.D247]" office:value-type="float" office:value="84.375" calcext:value-type="float">
            <text:p>84.375</text:p>
          </table:table-cell>
        </table:table-row>
        <table:table-row table:style-name="ro1">
          <table:table-cell office:value-type="string" calcext:value-type="string">
            <text:p>java.org.jgrapht.alg.StrongConnectivityInspecto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248]*100/[.D248]" office:value-type="float" office:value="89.4736842105263" calcext:value-type="float">
            <text:p>89.4736842105</text:p>
          </table:table-cell>
        </table:table-row>
        <table:table-row table:style-name="ro1">
          <table:table-cell office:value-type="string" calcext:value-type="string">
            <text:p>java.org.jgrapht.alg.TarjanLowestCommonAnces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249]*100/[.D24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TransitiveClosur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50]*100/[.D250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grapht.alg.VertexCove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51]*100/[.D25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alg.cycle.JohnsonSimpleCycle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252]*100/[.D252]" office:value-type="float" office:value="86.3636363636364" calcext:value-type="float">
            <text:p>86.3636363636</text:p>
          </table:table-cell>
        </table:table-row>
        <table:table-row table:style-name="ro1">
          <table:table-cell office:value-type="string" calcext:value-type="string">
            <text:p>java.org.jgrapht.alg.cycle.PatonCycleBa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253]*100/[.D253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jgrapht.alg.cycle.SzwarcfiterLauerSimpleCycl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54]*100/[.D254]" office:value-type="float" office:value="91.6666666666667" calcext:value-type="float">
            <text:p>91.6666666667</text:p>
          </table:table-cell>
        </table:table-row>
        <table:table-row table:style-name="ro1">
          <table:table-cell office:value-type="string" calcext:value-type="string">
            <text:p>java.org.jgrapht.alg.cycle.TarjanSimpleCycle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255]*100/[.D255]" office:value-type="float" office:value="81.8181818181818" calcext:value-type="float">
            <text:p>81.8181818182</text:p>
          </table:table-cell>
        </table:table-row>
        <table:table-row table:style-name="ro1">
          <table:table-cell office:value-type="string" calcext:value-type="string">
            <text:p>java.org.jgrapht.alg.cycle.TiernanSimpleCycl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256]*100/[.D256]" office:value-type="float" office:value="76.9230769230769" calcext:value-type="float">
            <text:p>76.9230769231</text:p>
          </table:table-cell>
        </table:table-row>
        <table:table-row table:style-name="ro1">
          <table:table-cell office:value-type="string" calcext:value-type="string">
            <text:p>java.org.jgrapht.alg.util.UnionFi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257]*100/[.D257]"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string" calcext:value-type="string">
            <text:p>java.org.jgrapht.alg.util.VertexDegreeComparato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258]*100/[.D258]"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string" calcext:value-type="string">
            <text:p>java.org.jgrapht.experimental.GraphRead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259]*100/[.D259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grapht.experimental.GraphSquar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60]*100/[.D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GraphTest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C261]*100/[.D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PartiteRandomGraphGenerato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262]*100/[.D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RandomGraphHelp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63]*100/[.D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UniformRandomGraphGenera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264]*100/[.D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alg.IntArrayGraphAlgorith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65]*100/[.D26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experimental.alg.color.BrownBacktrackColoring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266]*100/[.D266]" office:value-type="float" office:value="52.1739130434783" calcext:value-type="float">
            <text:p>52.1739130435</text:p>
          </table:table-cell>
        </table:table-row>
        <table:table-row table:style-name="ro1">
          <table:table-cell office:value-type="string" calcext:value-type="string">
            <text:p>java.org.jgrapht.experimental.alg.color.GreedyColoring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C267]*100/[.D267]" office:value-type="float" office:value="87.7551020408163" calcext:value-type="float">
            <text:p>87.7551020408</text:p>
          </table:table-cell>
        </table:table-row>
        <table:table-row table:style-name="ro1">
          <table:table-cell office:value-type="string" calcext:value-type="string">
            <text:p>java.org.jgrapht.experimental.dag.DirectedAcyclicGraph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268]*100/[.D268]" office:value-type="float" office:value="38.5714285714286" calcext:value-type="float">
            <text:p>38.5714285714</text:p>
          </table:table-cell>
        </table:table-row>
        <table:table-row table:style-name="ro1">
          <table:table-cell office:value-type="string" calcext:value-type="string">
            <text:p>java.org.jgrapht.experimental.equivalence.EquivalenceComparatorChain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69]*100/[.D26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experimental.equivalence.EquivalenceSetCreat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270]*100/[.D270]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java.org.jgrapht.experimental.isomorphism.AbstractExhaustiveIsomorphismInspecto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71]*100/[.D271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jgrapht.experimental.isomorphism.AdaptiveIsomorphismInspectorFacto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72]*100/[.D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isomorphism.EquivalenceIsomorphismInspector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273]*100/[.D273]" office:value-type="float" office:value="61.1111111111111" calcext:value-type="float">
            <text:p>61.1111111111</text:p>
          </table:table-cell>
        </table:table-row>
        <table:table-row table:style-name="ro1">
          <table:table-cell office:value-type="string" calcext:value-type="string">
            <text:p>java.org.jgrapht.experimental.isomorphism.GraphOrder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74]*100/[.D274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grapht.experimental.isomorphism.IsomorphismRel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275]*100/[.D27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experimental.isomorphism.PermutationIsomorphismInspec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76]*100/[.D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experimental.isomorphism.VertexDegreeEquivalence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77]*100/[.D2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experimental.permutation.CollectionPermutationI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78]*100/[.D278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grapht.experimental.permutation.CompoundPermutationIter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279]*100/[.D279]" office:value-type="float" office:value="95.4545454545455" calcext:value-type="float">
            <text:p>95.4545454545</text:p>
          </table:table-cell>
        </table:table-row>
        <table:table-row table:style-name="ro1">
          <table:table-cell office:value-type="string" calcext:value-type="string">
            <text:p>java.org.jgrapht.experimental.permutation.IntegerPermutationIter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C280]*100/[.D280]" office:value-type="float" office:value="67.741935483871" calcext:value-type="float">
            <text:p>67.7419354839</text:p>
          </table:table-cell>
        </table:table-row>
        <table:table-row table:style-name="ro1">
          <table:table-cell office:value-type="string" calcext:value-type="string">
            <text:p>java.org.jgrapht.generate.CompleteBipartiteGraphGenera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281]*100/[.D28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va.org.jgrapht.generate.Complete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282]*100/[.D28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enerate.Empty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83]*100/[.D28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enerate.GridGraphGenerator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C284]*100/[.D284]" office:value-type="float" office:value="93.5483870967742" calcext:value-type="float">
            <text:p>93.5483870968</text:p>
          </table:table-cell>
        </table:table-row>
        <table:table-row table:style-name="ro1">
          <table:table-cell office:value-type="string" calcext:value-type="string">
            <text:p>java.org.jgrapht.generate.HyperCubeGraphGenerat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285]*100/[.D285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jgrapht.generate.Linear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286]*100/[.D28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enerate.RandomGraphGenerato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C287]*100/[.D287]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java.org.jgrapht.generate.Ring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88]*100/[.D28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enerate.ScaleFreeGraphGenerato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289]*100/[.D28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jgrapht.generate.SimpleWeightedBipartiteGraphMatrixGenerato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290]*100/[.D290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va.org.jgrapht.generate.SimpleWeightedGraphMatrixGenerato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291]*100/[.D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generate.Star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292]*100/[.D29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enerate.WheelGraphGenera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293]*100/[.D29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jgrapht.graph.AbstractBaseGraph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C294]*100/[.D294]" office:value-type="float" office:value="88.5714285714286" calcext:value-type="float">
            <text:p>88.5714285714</text:p>
          </table:table-cell>
        </table:table-row>
        <table:table-row table:style-name="ro1">
          <table:table-cell office:value-type="string" calcext:value-type="string">
            <text:p>java.org.jgrapht.graph.AbstractGraph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C295]*100/[.D295]"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java.org.jgrapht.graph.AsUndirectedGrap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96]*100/[.D29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raph.AsUnweightedDirectedGrap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97]*100/[.D29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grapht.graph.AsWeightedGrap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98]*100/[.D298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grapht.graph.DefaultGraphMapp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99]*100/[.D299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grapht.graph.DefaultListenableGrap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00]*100/[.D300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va.org.jgrapht.graph.DirectedGraphUn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01]*100/[.D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graph.DirectedPseudograp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02]*100/[.D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graph.DirectedSubgrap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03]*100/[.D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graph.GraphDeleg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304]*100/[.D30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raph.GraphUn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305]*100/[.D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graph.MaskEdgeSe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306]*100/[.D306]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java.org.jgrapht.graph.MaskSubgrap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07]*100/[.D30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org.jgrapht.graph.MaskVertexS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08]*100/[.D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graph.ParanoidGrap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309]*100/[.D30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raph.SimpleGraphPat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310]*100/[.D3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graph.Subgraph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311]*100/[.D311]" office:value-type="float" office:value="86.3636363636364" calcext:value-type="float">
            <text:p>86.3636363636</text:p>
          </table:table-cell>
        </table:table-row>
        <table:table-row table:style-name="ro1">
          <table:table-cell office:value-type="string" calcext:value-type="string">
            <text:p>java.org.jgrapht.graph.UndirectedGraphUn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2]*100/[.D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graph.UndirectedSubgrap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13]*100/[.D31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grapht.traverse.AbstractGraphItera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314]*100/[.D314]" office:value-type="float" office:value="90.9090909090909" calcext:value-type="float">
            <text:p>90.9090909091</text:p>
          </table:table-cell>
        </table:table-row>
        <table:table-row table:style-name="ro1">
          <table:table-cell office:value-type="string" calcext:value-type="string">
            <text:p>java.org.jgrapht.traverse.ClosestFirstIt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C315]*100/[.D3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traverse.CrossComponentIterato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316]*100/[.D316]" office:value-type="float" office:value="92.3076923076923" calcext:value-type="float">
            <text:p>92.3076923077</text:p>
          </table:table-cell>
        </table:table-row>
        <table:table-row table:style-name="ro1">
          <table:table-cell office:value-type="string" calcext:value-type="string">
            <text:p>java.org.jgrapht.traverse.DepthFirstIt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317]*100/[.D31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traverse.TopologicalOrderIt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318]*100/[.D31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util.ArrayUnenforcedS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9]*100/[.D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util.FibonacciHeap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C320]*100/[.D320]" office:value-type="float" office:value="68.5185185185185" calcext:value-type="float">
            <text:p>68.5185185185</text:p>
          </table:table-cell>
        </table:table-row>
        <table:table-row table:style-name="ro1">
          <table:table-cell office:value-type="string" calcext:value-type="string">
            <text:p>java.org.jgrapht.util.Math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321]*100/[.D32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grapht.util.ModifiableInte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22]*100/[.D322]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java.org.jgrapht.util.PrefetchIter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23]*100/[.D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grapht.util.VertexPai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324]*100/[.D324]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java.org.jgrapht.util.WeightCombi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25]*100/[.D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oda.time.DateMidnight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C326]*100/[.D326]" office:value-type="float" office:value="93.5483870967742" calcext:value-type="float">
            <text:p>93.5483870968</text:p>
          </table:table-cell>
        </table:table-row>
        <table:table-row table:style-name="ro1">
          <table:table-cell office:value-type="string" calcext:value-type="string">
            <text:p>java.org.joda.time.DateTime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327]*100/[.D327]" office:value-type="float" office:value="95.6521739130435" calcext:value-type="float">
            <text:p>95.652173913</text:p>
          </table:table-cell>
        </table:table-row>
        <table:table-row table:style-name="ro1">
          <table:table-cell office:value-type="string" calcext:value-type="string">
            <text:p>java.org.joda.time.DateTimeComparator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328]*100/[.D328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joda.time.DateTimeConstan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C329]*100/[.D32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DateTimeFieldTy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30]*100/[.D330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joda.time.DateTimeUtil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C331]*100/[.D331]" office:value-type="float" office:value="96.7741935483871" calcext:value-type="float">
            <text:p>96.7741935484</text:p>
          </table:table-cell>
        </table:table-row>
        <table:table-row table:style-name="ro1">
          <table:table-cell office:value-type="string" calcext:value-type="string">
            <text:p>java.org.joda.time.DateTimeZone</text:p>
          </table:table-cell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C332]*100/[.D332]" office:value-type="float" office:value="88.1944444444444" calcext:value-type="float">
            <text:p>88.1944444444</text:p>
          </table:table-cell>
        </table:table-row>
        <table:table-row table:style-name="ro1">
          <table:table-cell office:value-type="string" calcext:value-type="string">
            <text:p>java.org.joda.time.Day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[.C333]*100/[.D33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Duratio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C334]*100/[.D334]" office:value-type="float" office:value="95.8333333333333" calcext:value-type="float">
            <text:p>95.8333333333</text:p>
          </table:table-cell>
        </table:table-row>
        <table:table-row table:style-name="ro1">
          <table:table-cell office:value-type="string" calcext:value-type="string">
            <text:p>java.org.joda.time.Durati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335]*100/[.D33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DurationField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336]*100/[.D33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Hou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[.C337]*100/[.D33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IllegalFieldValueExcep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38]*100/[.D338]"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string" calcext:value-type="string">
            <text:p>java.org.joda.time.IllegalInstantExcep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339]*100/[.D339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oda.time.Insta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40]*100/[.D340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joda.time.Interv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[.C341]*100/[.D34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LocalDate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342]*100/[.D342]" office:value-type="float" office:value="92.8571428571429" calcext:value-type="float">
            <text:p>92.8571428571</text:p>
          </table:table-cell>
        </table:table-row>
        <table:table-row table:style-name="ro1">
          <table:table-cell office:value-type="string" calcext:value-type="string">
            <text:p>java.org.joda.time.LocalDateTime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C343]*100/[.D343]" office:value-type="float" office:value="88.4057971014493" calcext:value-type="float">
            <text:p>88.4057971014</text:p>
          </table:table-cell>
        </table:table-row>
        <table:table-row table:style-name="ro1">
          <table:table-cell office:value-type="string" calcext:value-type="string">
            <text:p>java.org.joda.time.LocalTime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C344]*100/[.D344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java.org.joda.time.Minu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[.C345]*100/[.D34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MonthDa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346]*100/[.D346]" office:value-type="float" office:value="94.7368421052632" calcext:value-type="float">
            <text:p>94.7368421053</text:p>
          </table:table-cell>
        </table:table-row>
        <table:table-row table:style-name="ro1">
          <table:table-cell office:value-type="string" calcext:value-type="string">
            <text:p>java.org.joda.time.Month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347]*100/[.D34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Mutable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C348]*100/[.D34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MutableInterv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349]*100/[.D34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va.org.joda.time.MutablePerio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350]*100/[.D35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Partial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C351]*100/[.D351]" office:value-type="float" office:value="96.6292134831461" calcext:value-type="float">
            <text:p>96.6292134831</text:p>
          </table:table-cell>
        </table:table-row>
        <table:table-row table:style-name="ro1">
          <table:table-cell office:value-type="string" calcext:value-type="string">
            <text:p>java.org.joda.time.Period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C352]*100/[.D352]" office:value-type="float" office:value="81.8965517241379" calcext:value-type="float">
            <text:p>81.8965517241</text:p>
          </table:table-cell>
        </table:table-row>
        <table:table-row table:style-name="ro1">
          <table:table-cell office:value-type="string" calcext:value-type="string">
            <text:p>java.org.joda.time.PeriodType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C353]*100/[.D353]" office:value-type="float" office:value="63.1578947368421" calcext:value-type="float">
            <text:p>63.1578947368</text:p>
          </table:table-cell>
        </table:table-row>
        <table:table-row table:style-name="ro1">
          <table:table-cell office:value-type="string" calcext:value-type="string">
            <text:p>java.org.joda.time.Second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[.C354]*100/[.D35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TimeOfDa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C355]*100/[.D35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UTCDateTimeZ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56]*100/[.D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oda.time.Week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C357]*100/[.D35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YearMonth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358]*100/[.D358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java.org.joda.time.YearMonthDa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[.C359]*100/[.D35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Yea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360]*100/[.D36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base.Abstract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361]*100/[.D36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base.AbstractDurati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362]*100/[.D362]" office:value-type="float" office:value="95.2380952380952" calcext:value-type="float">
            <text:p>95.2380952381</text:p>
          </table:table-cell>
        </table:table-row>
        <table:table-row table:style-name="ro1">
          <table:table-cell office:value-type="string" calcext:value-type="string">
            <text:p>java.org.joda.time.base.AbstractInstan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363]*100/[.D363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joda.time.base.AbstractInterval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364]*100/[.D364]" office:value-type="float" office:value="84.7826086956522" calcext:value-type="float">
            <text:p>84.7826086957</text:p>
          </table:table-cell>
        </table:table-row>
        <table:table-row table:style-name="ro1">
          <table:table-cell office:value-type="string" calcext:value-type="string">
            <text:p>java.org.joda.time.base.AbstractParti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[.C365]*100/[.D36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base.AbstractPeriod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366]*100/[.D366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joda.time.base.Base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367]*100/[.D36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base.BaseD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368]*100/[.D36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base.BaseInterv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369]*100/[.D36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base.BaseParti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370]*100/[.D37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base.BasePeriod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371]*100/[.D371]" office:value-type="float" office:value="92.8571428571429" calcext:value-type="float">
            <text:p>92.8571428571</text:p>
          </table:table-cell>
        </table:table-row>
        <table:table-row table:style-name="ro1">
          <table:table-cell office:value-type="string" calcext:value-type="string">
            <text:p>java.org.joda.time.base.BaseSingleFieldPeriod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C372]*100/[.D372]" office:value-type="float" office:value="92.1052631578947" calcext:value-type="float">
            <text:p>92.1052631579</text:p>
          </table:table-cell>
        </table:table-row>
        <table:table-row table:style-name="ro1">
          <table:table-cell office:value-type="string" calcext:value-type="string">
            <text:p>java.org.joda.time.chrono.AssembledChronology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373]*100/[.D373]" office:value-type="float" office:value="80.8823529411765" calcext:value-type="float">
            <text:p>80.8823529412</text:p>
          </table:table-cell>
        </table:table-row>
        <table:table-row table:style-name="ro1">
          <table:table-cell office:value-type="string" calcext:value-type="string">
            <text:p>java.org.joda.time.chrono.BaseChronology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374]*100/[.D374]" office:value-type="float" office:value="93.3333333333333" calcext:value-type="float">
            <text:p>93.3333333333</text:p>
          </table:table-cell>
        </table:table-row>
        <table:table-row table:style-name="ro1">
          <table:table-cell office:value-type="string" calcext:value-type="string">
            <text:p>java.org.joda.time.chrono.BasicChronology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C375]*100/[.D375]" office:value-type="float" office:value="90.5660377358491" calcext:value-type="float">
            <text:p>90.5660377358</text:p>
          </table:table-cell>
        </table:table-row>
        <table:table-row table:style-name="ro1">
          <table:table-cell office:value-type="string" calcext:value-type="string">
            <text:p>java.org.joda.time.chrono.BasicDayOfMonth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376]*100/[.D376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joda.time.chrono.BasicDayOfYear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377]*100/[.D377]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java.org.joda.time.chrono.BasicFixedMonthChronolog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378]*100/[.D378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joda.time.chrono.BasicGJChronology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C379]*100/[.D379]" office:value-type="float" office:value="94.0476190476191" calcext:value-type="float">
            <text:p>94.0476190476</text:p>
          </table:table-cell>
        </table:table-row>
        <table:table-row table:style-name="ro1">
          <table:table-cell office:value-type="string" calcext:value-type="string">
            <text:p>java.org.joda.time.chrono.BasicMonthOfYearDateTimeField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380]*100/[.D380]" office:value-type="float" office:value="66.1971830985916" calcext:value-type="float">
            <text:p>66.1971830986</text:p>
          </table:table-cell>
        </table:table-row>
        <table:table-row table:style-name="ro1">
          <table:table-cell office:value-type="string" calcext:value-type="string">
            <text:p>java.org.joda.time.chrono.BasicSingleEra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381]*100/[.D3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oda.time.chrono.BasicWeekOfWeekyear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382]*100/[.D38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joda.time.chrono.BasicWeekyear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383]*100/[.D383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va.org.joda.time.chrono.BasicYear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384]*100/[.D384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joda.time.chrono.BuddhistChronolog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[.C385]*100/[.D38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hrono.CopticChronology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C386]*100/[.D386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joda.time.chrono.EthiopicChronology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387]*100/[.D387]" office:value-type="float" office:value="79.4117647058823" calcext:value-type="float">
            <text:p>79.4117647059</text:p>
          </table:table-cell>
        </table:table-row>
        <table:table-row table:style-name="ro1">
          <table:table-cell office:value-type="string" calcext:value-type="string">
            <text:p>java.org.joda.time.chrono.GJCacheKey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388]*100/[.D388]" office:value-type="float" office:value="38.8888888888889" calcext:value-type="float">
            <text:p>38.8888888889</text:p>
          </table:table-cell>
        </table:table-row>
        <table:table-row table:style-name="ro1">
          <table:table-cell office:value-type="string" calcext:value-type="string">
            <text:p>java.org.joda.time.chrono.GJChronology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C389]*100/[.D389]" office:value-type="float" office:value="53.7735849056604" calcext:value-type="float">
            <text:p>53.7735849057</text:p>
          </table:table-cell>
        </table:table-row>
        <table:table-row table:style-name="ro1">
          <table:table-cell office:value-type="string" calcext:value-type="string">
            <text:p>java.org.joda.time.chrono.GJDayOfWeek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0]*100/[.D3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oda.time.chrono.GJEra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91]*100/[.D39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joda.time.chrono.GJLocaleSymbo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formula="of:=[.C392]*100/[.D39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hrono.GJMonthOfYear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93]*100/[.D3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oda.time.chrono.GJYearOfEra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394]*100/[.D39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joda.time.chrono.GregorianChronolog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[.C395]*100/[.D39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hrono.ISOChronolog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396]*100/[.D396]" office:value-type="float" office:value="92.3076923076923" calcext:value-type="float">
            <text:p>92.3076923077</text:p>
          </table:table-cell>
        </table:table-row>
        <table:table-row table:style-name="ro1">
          <table:table-cell office:value-type="string" calcext:value-type="string">
            <text:p>java.org.joda.time.chrono.ISOYearOfEraDateTimeFie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397]*100/[.D39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oda.time.chrono.IslamicChronology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398]*100/[.D398]" office:value-type="float" office:value="69.5652173913043" calcext:value-type="float">
            <text:p>69.5652173913</text:p>
          </table:table-cell>
        </table:table-row>
        <table:table-row table:style-name="ro1">
          <table:table-cell office:value-type="string" calcext:value-type="string">
            <text:p>java.org.joda.time.chrono.JulianChronology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399]*100/[.D399]" office:value-type="float" office:value="95.2380952380952" calcext:value-type="float">
            <text:p>95.2380952381</text:p>
          </table:table-cell>
        </table:table-row>
        <table:table-row table:style-name="ro1">
          <table:table-cell office:value-type="string" calcext:value-type="string">
            <text:p>java.org.joda.time.chrono.LenientChronolog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400]*100/[.D400]" office:value-type="float" office:value="45.4545454545455" calcext:value-type="float">
            <text:p>45.4545454545</text:p>
          </table:table-cell>
        </table:table-row>
        <table:table-row table:style-name="ro1">
          <table:table-cell office:value-type="string" calcext:value-type="string">
            <text:p>java.org.joda.time.chrono.LimitChronolog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401]*100/[.D401]" office:value-type="float" office:value="52.3809523809524" calcext:value-type="float">
            <text:p>52.380952381</text:p>
          </table:table-cell>
        </table:table-row>
        <table:table-row table:style-name="ro1">
          <table:table-cell office:value-type="string" calcext:value-type="string">
            <text:p>java.org.joda.time.chrono.StrictChronolog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402]*100/[.D40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va.org.joda.time.chrono.ZonedChronology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403]*100/[.D403]" office:value-type="float" office:value="64.1975308641975" calcext:value-type="float">
            <text:p>64.1975308642</text:p>
          </table:table-cell>
        </table:table-row>
        <table:table-row table:style-name="ro1">
          <table:table-cell office:value-type="string" calcext:value-type="string">
            <text:p>java.org.joda.time.convert.Abstract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04]*100/[.D40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onvert.Calendar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405]*100/[.D40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onvert.Converter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formula="of:=[.C406]*100/[.D40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onvert.ConverterSet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C407]*100/[.D407]" office:value-type="float" office:value="95.2380952380952" calcext:value-type="float">
            <text:p>95.2380952381</text:p>
          </table:table-cell>
        </table:table-row>
        <table:table-row table:style-name="ro1">
          <table:table-cell office:value-type="string" calcext:value-type="string">
            <text:p>java.org.joda.time.convert.ReadableDuration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08]*100/[.D40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onvert.ReadableInstant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409]*100/[.D40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onvert.ReadableInterval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410]*100/[.D4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onvert.ReadablePartial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411]*100/[.D41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convert.StringConverter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C412]*100/[.D412]" office:value-type="float" office:value="98.1818181818182" calcext:value-type="float">
            <text:p>98.1818181818</text:p>
          </table:table-cell>
        </table:table-row>
        <table:table-row table:style-name="ro1">
          <table:table-cell office:value-type="string" calcext:value-type="string">
            <text:p>java.org.joda.time.field.AbstractPartialFieldProperty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413]*100/[.D41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joda.time.field.AbstractReadableInstantFieldPropert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414]*100/[.D414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joda.time.field.BaseDateTime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table:formula="of:=[.C415]*100/[.D4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ield.BaseDurationFiel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416]*100/[.D416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joda.time.field.DecoratedDateTime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17]*100/[.D41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ield.DecoratedDurati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18]*100/[.D41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ield.Delegated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419]*100/[.D41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joda.time.field.DelegatedDurationFiel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420]*100/[.D4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oda.time.field.DividedDateTimeField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C421]*100/[.D421]" office:value-type="float" office:value="26.8292682926829" calcext:value-type="float">
            <text:p>26.8292682927</text:p>
          </table:table-cell>
        </table:table-row>
        <table:table-row table:style-name="ro1">
          <table:table-cell office:value-type="string" calcext:value-type="string">
            <text:p>java.org.joda.time.field.FieldUtils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C422]*100/[.D422]" office:value-type="float" office:value="93.9759036144578" calcext:value-type="float">
            <text:p>93.9759036145</text:p>
          </table:table-cell>
        </table:table-row>
        <table:table-row table:style-name="ro1">
          <table:table-cell office:value-type="string" calcext:value-type="string">
            <text:p>java.org.joda.time.field.ImpreciseDateTimeFiel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423]*100/[.D423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joda.time.field.LenientDateTime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24]*100/[.D42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ield.MillisDurati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425]*100/[.D42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ield.OffsetDateTimeFiel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426]*100/[.D42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joda.time.field.Precise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427]*100/[.D427]" office:value-type="float" office:value="94.7368421052632" calcext:value-type="float">
            <text:p>94.7368421053</text:p>
          </table:table-cell>
        </table:table-row>
        <table:table-row table:style-name="ro1">
          <table:table-cell office:value-type="string" calcext:value-type="string">
            <text:p>java.org.joda.time.field.PreciseDurationDateTime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[.C428]*100/[.D42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ield.PreciseDurationFiel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429]*100/[.D42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joda.time.field.RemainderDateTimeFiel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430]*100/[.D430]" office:value-type="float" office:value="42.1052631578947" calcext:value-type="float">
            <text:p>42.1052631579</text:p>
          </table:table-cell>
        </table:table-row>
        <table:table-row table:style-name="ro1">
          <table:table-cell office:value-type="string" calcext:value-type="string">
            <text:p>java.org.joda.time.field.ScaledDurationField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431]*100/[.D431]" office:value-type="float" office:value="82.6086956521739" calcext:value-type="float">
            <text:p>82.6086956522</text:p>
          </table:table-cell>
        </table:table-row>
        <table:table-row table:style-name="ro1">
          <table:table-cell office:value-type="string" calcext:value-type="string">
            <text:p>java.org.joda.time.field.SkipDateTimeFiel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432]*100/[.D432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oda.time.field.SkipUndoDateTimeFiel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33]*100/[.D433]" office:value-type="float" office:value="44.4444444444444" calcext:value-type="float">
            <text:p>44.4444444444</text:p>
          </table:table-cell>
        </table:table-row>
        <table:table-row table:style-name="ro1">
          <table:table-cell office:value-type="string" calcext:value-type="string">
            <text:p>java.org.joda.time.field.StrictDateTimeFie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34]*100/[.D434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oda.time.field.Unsupported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35]*100/[.D435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joda.time.field.UnsupportedDurationFiel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436]*100/[.D436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oda.time.field.ZeroIsMaxDateTimeFiel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437]*100/[.D437]"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string" calcext:value-type="string">
            <text:p>java.org.joda.time.format.DateTimeFormat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C438]*100/[.D438]" office:value-type="float" office:value="78.125" calcext:value-type="float">
            <text:p>78.125</text:p>
          </table:table-cell>
        </table:table-row>
        <table:table-row table:style-name="ro1">
          <table:table-cell office:value-type="string" calcext:value-type="string">
            <text:p>java.org.joda.time.format.DateTimeFormatter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439]*100/[.D439]" office:value-type="float" office:value="86.9565217391304" calcext:value-type="float">
            <text:p>86.9565217391</text:p>
          </table:table-cell>
        </table:table-row>
        <table:table-row table:style-name="ro1">
          <table:table-cell office:value-type="string" calcext:value-type="string">
            <text:p>java.org.joda.time.format.DateTimeFormatterBuilder</text:p>
          </table:table-cell>
          <table:table-cell office:value-type="float" office:value="63" calcext:value-type="float">
            <text:p>63</text:p>
          </table:table-cell>
          <table:table-cell office:value-type="float" office:value="366" calcext:value-type="float">
            <text:p>366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440]*100/[.D440]" office:value-type="float" office:value="85.3146853146853" calcext:value-type="float">
            <text:p>85.3146853147</text:p>
          </table:table-cell>
        </table:table-row>
        <table:table-row table:style-name="ro1">
          <table:table-cell office:value-type="string" calcext:value-type="string">
            <text:p>java.org.joda.time.format.DateTimeParserBucket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C441]*100/[.D441]" office:value-type="float" office:value="88.6792452830189" calcext:value-type="float">
            <text:p>88.679245283</text:p>
          </table:table-cell>
        </table:table-row>
        <table:table-row table:style-name="ro1">
          <table:table-cell office:value-type="string" calcext:value-type="string">
            <text:p>java.org.joda.time.format.DateTimeParserInternal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42]*100/[.D44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ormat.DateTimePrinterInternalPri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43]*100/[.D44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ormat.FormatUtils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C444]*100/[.D444]" office:value-type="float" office:value="44.0298507462687" calcext:value-type="float">
            <text:p>44.0298507463</text:p>
          </table:table-cell>
        </table:table-row>
        <table:table-row table:style-name="ro1">
          <table:table-cell office:value-type="string" calcext:value-type="string">
            <text:p>java.org.joda.time.format.ISODateTimeForma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C445]*100/[.D445]" office:value-type="float" office:value="98.9690721649485" calcext:value-type="float">
            <text:p>98.9690721649</text:p>
          </table:table-cell>
        </table:table-row>
        <table:table-row table:style-name="ro1">
          <table:table-cell office:value-type="string" calcext:value-type="string">
            <text:p>java.org.joda.time.format.ISOPeriodForm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446]*100/[.D44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ormat.InternalParserDateTimePars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47]*100/[.D44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oda.time.format.InternalPrinterDateTimePri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48]*100/[.D44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ormat.PeriodForm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449]*100/[.D44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ormat.Period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[.C450]*100/[.D45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oda.time.format.PeriodFormatterBuilder</text:p>
          </table:table-cell>
          <table:table-cell office:value-type="float" office:value="45" calcext:value-type="float">
            <text:p>45</text:p>
          </table:table-cell>
          <table:table-cell office:value-type="float" office:value="331" calcext:value-type="float">
            <text:p>331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C451]*100/[.D451]" office:value-type="float" office:value="88.031914893617" calcext:value-type="float">
            <text:p>88.0319148936</text:p>
          </table:table-cell>
        </table:table-row>
        <table:table-row table:style-name="ro1">
          <table:table-cell office:value-type="string" calcext:value-type="string">
            <text:p>java.org.joda.time.tz.CachedDateTimeZon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C452]*100/[.D452]" office:value-type="float" office:value="78.7878787878788" calcext:value-type="float">
            <text:p>78.7878787879</text:p>
          </table:table-cell>
        </table:table-row>
        <table:table-row table:style-name="ro1">
          <table:table-cell office:value-type="string" calcext:value-type="string">
            <text:p>java.org.joda.time.tz.DateTimeZoneBuilder</text:p>
          </table:table-cell>
          <table:table-cell office:value-type="float" office:value="121" calcext:value-type="float">
            <text:p>121</text:p>
          </table:table-cell>
          <table:table-cell office:value-type="float" office:value="218" calcext:value-type="float">
            <text:p>218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C453]*100/[.D453]" office:value-type="float" office:value="64.306784660767" calcext:value-type="float">
            <text:p>64.3067846608</text:p>
          </table:table-cell>
        </table:table-row>
        <table:table-row table:style-name="ro1">
          <table:table-cell office:value-type="string" calcext:value-type="string">
            <text:p>java.org.joda.time.tz.DefaultNameProvid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454]*100/[.D454]"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java.org.joda.time.tz.FixedDateTimeZon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455]*100/[.D455]" office:value-type="float" office:value="69.2307692307692" calcext:value-type="float">
            <text:p>69.2307692308</text:p>
          </table:table-cell>
        </table:table-row>
        <table:table-row table:style-name="ro1">
          <table:table-cell office:value-type="string" calcext:value-type="string">
            <text:p>java.org.joda.time.tz.ZoneInfoCompiler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C456]*100/[.D456]" office:value-type="float" office:value="79.3388429752066" calcext:value-type="float">
            <text:p>79.3388429752</text:p>
          </table:table-cell>
        </table:table-row>
        <table:table-row table:style-name="ro1">
          <table:table-cell office:value-type="string" calcext:value-type="string">
            <text:p>java.org.joda.time.tz.ZoneInfoProvider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457]*100/[.D457]" office:value-type="float" office:value="71.4285714285714" calcext:value-type="float">
            <text:p>71.4285714286</text:p>
          </table:table-cell>
        </table:table-row>
        <table:table-row table:style-name="ro1">
          <table:table-cell office:value-type="string" calcext:value-type="string">
            <text:p>java.joptsimple.AbstractOption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458]*100/[.D45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AlternativeLongOption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59]*100/[.D45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ArgumentAcceptingOptionSpe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460]*100/[.D460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va.joptsimple.Argument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461]*100/[.D46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BuiltinHelp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formula="of:=[.C462]*100/[.D46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IllegalOptionSpecifica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63]*100/[.D4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MissingRequiredOptions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64]*100/[.D4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MultipleArgumentsFor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65]*100/[.D4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NonOptionArgument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66]*100/[.D46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OptionArgumentConvers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67]*100/[.D4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68]*100/[.D4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OptionMissingRequiredArgument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69]*100/[.D4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OptionParse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C470]*100/[.D470]" office:value-type="float" office:value="96.1538461538462" calcext:value-type="float">
            <text:p>96.1538461538</text:p>
          </table:table-cell>
        </table:table-row>
        <table:table-row table:style-name="ro1">
          <table:table-cell office:value-type="string" calcext:value-type="string">
            <text:p>java.joptsimple.OptionParserSt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71]*100/[.D47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OptionSe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472]*100/[.D472]" office:value-type="float" office:value="90.4761904761905" calcext:value-type="float">
            <text:p>90.4761904762</text:p>
          </table:table-cell>
        </table:table-row>
        <table:table-row table:style-name="ro1">
          <table:table-cell office:value-type="string" calcext:value-type="string">
            <text:p>java.joptsimple.OptionSpec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73]*100/[.D47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OptionSpecToken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[.C474]*100/[.D47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OptionalArgumentOption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75]*100/[.D47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ParserRu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[.C476]*100/[.D47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RequiredArgumentOption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77]*100/[.D4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Unconfigured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78]*100/[.D4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Unrecognized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79]*100/[.D4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ValueConvers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80]*100/[.D4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internal.AbbreviationMa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formula="of:=[.C481]*100/[.D48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internal.Class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82]*100/[.D48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internal.Colum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483]*100/[.D48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internal.Objec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84]*100/[.D48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internal.Refle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485]*100/[.D48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internal.Reflec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86]*100/[.D4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joptsimple.internal.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487]*100/[.D487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joptsimple.internal.Row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488]*100/[.D48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internal.String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489]*100/[.D48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util.Dat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90]*100/[.D49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joptsimple.util.KeyValuePai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491]*100/[.D49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joptsimple.util.RegexMa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92]*100/[.D49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HttpStatus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93]*100/[.D49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UnsupportedMimeTyp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94]*100/[.D49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examples.HtmlToPlainTex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495]*100/[.D4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soup.examples.ListLi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96]*100/[.D4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soup.helper.DataUti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C497]*100/[.D497]" office:value-type="float" office:value="76.9230769230769" calcext:value-type="float">
            <text:p>76.9230769231</text:p>
          </table:table-cell>
        </table:table-row>
        <table:table-row table:style-name="ro1">
          <table:table-cell office:value-type="string" calcext:value-type="string">
            <text:p>java.org.jsoup.helper.DescendableLinkedLi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98]*100/[.D4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jsoup.helper.HttpConnection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499]*100/[.D499]" office:value-type="float" office:value="25.7142857142857" calcext:value-type="float">
            <text:p>25.7142857143</text:p>
          </table:table-cell>
        </table:table-row>
        <table:table-row table:style-name="ro1">
          <table:table-cell office:value-type="string" calcext:value-type="string">
            <text:p>java.org.jsoup.helper.String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table:formula="of:=[.C500]*100/[.D50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helper.Vali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[.C501]*100/[.D50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helper.W3CD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02]*100/[.D502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soup.nodes.Attribut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503]*100/[.D503]" office:value-type="float" office:value="76.1904761904762" calcext:value-type="float">
            <text:p>76.1904761905</text:p>
          </table:table-cell>
        </table:table-row>
        <table:table-row table:style-name="ro1">
          <table:table-cell office:value-type="string" calcext:value-type="string">
            <text:p>java.org.jsoup.nodes.Attribu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formula="of:=[.C504]*100/[.D50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nodes.Documen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505]*100/[.D50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va.org.jsoup.nodes.Document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506]*100/[.D50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nodes.Element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507]*100/[.D507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va.org.jsoup.nodes.Entiti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08]*100/[.D508]" office:value-type="float" office:value="76.9230769230769" calcext:value-type="float">
            <text:p>76.9230769231</text:p>
          </table:table-cell>
        </table:table-row>
        <table:table-row table:style-name="ro1">
          <table:table-cell office:value-type="string" calcext:value-type="string">
            <text:p>java.org.jsoup.nodes.Form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509]*100/[.D509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org.jsoup.nodes.Node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C510]*100/[.D510]" office:value-type="float" office:value="86.2068965517241" calcext:value-type="float">
            <text:p>86.2068965517</text:p>
          </table:table-cell>
        </table:table-row>
        <table:table-row table:style-name="ro1">
          <table:table-cell office:value-type="string" calcext:value-type="string">
            <text:p>java.org.jsoup.nodes.TextNode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C511]*100/[.D511]" office:value-type="float" office:value="89.1891891891892" calcext:value-type="float">
            <text:p>89.1891891892</text:p>
          </table:table-cell>
        </table:table-row>
        <table:table-row table:style-name="ro1">
          <table:table-cell office:value-type="string" calcext:value-type="string">
            <text:p>java.org.jsoup.nodes.XmlDeclar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512]*100/[.D51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jsoup.parser.CharacterReader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C513]*100/[.D513]" office:value-type="float" office:value="94.8863636363636" calcext:value-type="float">
            <text:p>94.8863636364</text:p>
          </table:table-cell>
        </table:table-row>
        <table:table-row table:style-name="ro1">
          <table:table-cell office:value-type="string" calcext:value-type="string">
            <text:p>java.org.jsoup.parser.HtmlTreeBuilder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C514]*100/[.D514]" office:value-type="float" office:value="84.1584158415842" calcext:value-type="float">
            <text:p>84.1584158416</text:p>
          </table:table-cell>
        </table:table-row>
        <table:table-row table:style-name="ro1">
          <table:table-cell office:value-type="string" calcext:value-type="string">
            <text:p>java.org.jsoup.parser.HtmlTreeBuilderState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C515]*100/[.D515]" office:value-type="float" office:value="56.953642384106" calcext:value-type="float">
            <text:p>56.9536423841</text:p>
          </table:table-cell>
        </table:table-row>
        <table:table-row table:style-name="ro1">
          <table:table-cell office:value-type="string" calcext:value-type="string">
            <text:p>java.org.jsoup.parser.ParseErr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16]*100/[.D51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parser.ParseError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17]*100/[.D51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parser.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518]*100/[.D51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parser.Tag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C519]*100/[.D519]" office:value-type="float" office:value="43.2432432432432" calcext:value-type="float">
            <text:p>43.2432432432</text:p>
          </table:table-cell>
        </table:table-row>
        <table:table-row table:style-name="ro1">
          <table:table-cell office:value-type="string" calcext:value-type="string">
            <text:p>java.org.jsoup.parser.Toke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520]*100/[.D520]" office:value-type="float" office:value="94.4444444444444" calcext:value-type="float">
            <text:p>94.4444444444</text:p>
          </table:table-cell>
        </table:table-row>
        <table:table-row table:style-name="ro1">
          <table:table-cell office:value-type="string" calcext:value-type="string">
            <text:p>java.org.jsoup.parser.TokenQueue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C521]*100/[.D521]" office:value-type="float" office:value="75.7142857142857" calcext:value-type="float">
            <text:p>75.7142857143</text:p>
          </table:table-cell>
        </table:table-row>
        <table:table-row table:style-name="ro1">
          <table:table-cell office:value-type="string" calcext:value-type="string">
            <text:p>java.org.jsoup.parser.Tokeniser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C522]*100/[.D522]" office:value-type="float" office:value="76.3157894736842" calcext:value-type="float">
            <text:p>76.3157894737</text:p>
          </table:table-cell>
        </table:table-row>
        <table:table-row table:style-name="ro1">
          <table:table-cell office:value-type="string" calcext:value-type="string">
            <text:p>java.org.jsoup.parser.TokeniserStat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523]*100/[.D523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jsoup.parser.TreeBuil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524]*100/[.D524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soup.parser.XmlTreeBuild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525]*100/[.D525]" office:value-type="float" office:value="91.6666666666667" calcext:value-type="float">
            <text:p>91.6666666667</text:p>
          </table:table-cell>
        </table:table-row>
        <table:table-row table:style-name="ro1">
          <table:table-cell office:value-type="string" calcext:value-type="string">
            <text:p>java.org.jsoup.safety.Clea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526]*100/[.D526]" office:value-type="float" office:value="55.5555555555556" calcext:value-type="float">
            <text:p>55.5555555556</text:p>
          </table:table-cell>
        </table:table-row>
        <table:table-row table:style-name="ro1">
          <table:table-cell office:value-type="string" calcext:value-type="string">
            <text:p>java.org.jsoup.safety.Whitelis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C527]*100/[.D527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jsoup.select.CombiningEvaluato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528]*100/[.D528]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java.org.jsoup.select.Elemen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529]*100/[.D52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select.Evaluator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C530]*100/[.D530]" office:value-type="float" office:value="88.5245901639344" calcext:value-type="float">
            <text:p>88.5245901639</text:p>
          </table:table-cell>
        </table:table-row>
        <table:table-row table:style-name="ro1">
          <table:table-cell office:value-type="string" calcext:value-type="string">
            <text:p>java.org.jsoup.select.NodeTraver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531]*100/[.D53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select.Query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[.C532]*100/[.D53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select.Sel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33]*100/[.D53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jsoup.select.StructuralEvalu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534]*100/[.D5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JSQLParserExcep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35]*100/[.D5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sf.jsqlparser.expression.Al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36]*100/[.D53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Analytic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537]*100/[.D53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AnyComparison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38]*100/[.D53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Binary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39]*100/[.D53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Case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40]*100/[.D54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Cast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41]*100/[.D54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DateVal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42]*100/[.D5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sf.jsqlparser.expression.Double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43]*100/[.D54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ExpressionVisitorAdapt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544]*100/[.D544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.net.sf.jsqlparser.expression.Fun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545]*100/[.D54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Interval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46]*100/[.D54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JdbcParame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47]*100/[.D54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KeepExpres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548]*100/[.D548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net.sf.jsqlparser.expression.Long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49]*100/[.D54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MySQLGroupConca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550]*100/[.D550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net.sf.jsqlparser.expression.OracleHierarchical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51]*100/[.D55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Parenthes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52]*100/[.D55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RowConstru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53]*100/[.D55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Signed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554]*100/[.D55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StringVal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555]*100/[.D555]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java.net.sf.jsqlparser.expression.Time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56]*100/[.D55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Timestamp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57]*100/[.D55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WindowEl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58]*100/[.D55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WindowOffs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59]*100/[.D55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WithinGroup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60]*100/[.D56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operators.relational.Betwe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61]*100/[.D56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operators.relational.Exists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62]*100/[.D56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operators.relational.InExpressi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563]*100/[.D563]" office:value-type="float" office:value="77.7777777777778" calcext:value-type="float">
            <text:p>77.7777777778</text:p>
          </table:table-cell>
        </table:table-row>
        <table:table-row table:style-name="ro1">
          <table:table-cell office:value-type="string" calcext:value-type="string">
            <text:p>java.net.sf.jsqlparser.expression.operators.relational.IsNull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64]*100/[.D56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operators.relational.Like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65]*100/[.D56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operators.relational.MultiExpression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66]*100/[.D56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operators.relational.NotEqual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67]*100/[.D567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net.sf.jsqlparser.expression.operators.relational.OldOracleJoinBinaryExpressi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568]*100/[.D568]" office:value-type="float" office:value="92.8571428571429" calcext:value-type="float">
            <text:p>92.8571428571</text:p>
          </table:table-cell>
        </table:table-row>
        <table:table-row table:style-name="ro1">
          <table:table-cell office:value-type="string" calcext:value-type="string">
            <text:p>java.net.sf.jsqlparser.expression.operators.relational.RegExpMatchOp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69]*100/[.D56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expression.operators.relational.RegExpMySQLOp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70]*100/[.D57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chema.Colum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71]*100/[.D57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chema.Data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572]*100/[.D57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chema.Ser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C573]*100/[.D57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chema.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574]*100/[.D57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alter.A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75]*100/[.D57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create.index.CreateI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76]*100/[.D57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create.table.ColData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577]*100/[.D5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create.table.ColumnDefini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78]*100/[.D57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create.table.Create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C579]*100/[.D57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create.table.ForeignKeyI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80]*100/[.D58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create.table.I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81]*100/[.D58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create.table.NamedConstra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82]*100/[.D58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create.view.CreateVie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83]*100/[.D58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delete.Dele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84]*100/[.D58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drop.Dr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585]*100/[.D58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insert.Inse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586]*100/[.D58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replace.Rep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587]*100/[.D58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Distin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588]*100/[.D58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ExpressionListIt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89]*100/[.D58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Fir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590]*100/[.D59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FunctionIt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91]*100/[.D59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Jo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[.C592]*100/[.D59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LateralSubSel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593]*100/[.D59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Lim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594]*100/[.D59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Offs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95]*100/[.D59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OrderByEl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96]*100/[.D59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Piv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597]*100/[.D59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Pivot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598]*100/[.D59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net.sf.jsqlparser.statement.select.PlainSel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[.C599]*100/[.D59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Sel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600]*100/[.D60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SelectExpressionIt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01]*100/[.D60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SetOperation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C602]*100/[.D60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Ski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603]*100/[.D60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SubJo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04]*100/[.D60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SubSel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605]*100/[.D60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606]*100/[.D60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Union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607]*100/[.D60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Values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608]*100/[.D60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select.WithIt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609]*100/[.D60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statement.update.Up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C610]*100/[.D6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AddAliases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611]*100/[.D61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ConnectExpressions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612]*100/[.D61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Selec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613]*100/[.D61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TablesNamesFind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614]*100/[.D614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java.net.sf.jsqlparser.util.deparser.CreateIndex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15]*100/[.D6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deparser.CreateTable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616]*100/[.D61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deparser.CreateView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617]*100/[.D61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deparser.Delete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618]*100/[.D61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deparser.Expression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[.C619]*100/[.D61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deparser.Insert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620]*100/[.D62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deparser.ReplaceDePars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21]*100/[.D621]" office:value-type="float" office:value="63.6363636363636" calcext:value-type="float">
            <text:p>63.6363636364</text:p>
          </table:table-cell>
        </table:table-row>
        <table:table-row table:style-name="ro1">
          <table:table-cell office:value-type="string" calcext:value-type="string">
            <text:p>java.net.sf.jsqlparser.util.deparser.SelectDePars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C622]*100/[.D622]" office:value-type="float" office:value="98.0392156862745" calcext:value-type="float">
            <text:p>98.0392156863</text:p>
          </table:table-cell>
        </table:table-row>
        <table:table-row table:style-name="ro1">
          <table:table-cell office:value-type="string" calcext:value-type="string">
            <text:p>java.net.sf.jsqlparser.util.deparser.Statement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623]*100/[.D62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sf.jsqlparser.util.deparser.Update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[.C624]*100/[.D62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com.grahamedgecombe.jterminal.AbstractTerminalMode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625]*100/[.D625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com.grahamedgecombe.jterminal.JTermina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626]*100/[.D6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com.grahamedgecombe.jterminal.TerminalCe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27]*100/[.D62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com.grahamedgecombe.jterminal.vt100.AnsiControlSequen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628]*100/[.D62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com.grahamedgecombe.jterminal.vt100.AnsiControlSequenc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[.C629]*100/[.D62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com.grahamedgecombe.jterminal.vt100.Vt100TerminalModel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C630]*100/[.D630]" office:value-type="float" office:value="58.5106382978723" calcext:value-type="float">
            <text:p>58.5106382979</text:p>
          </table:table-cell>
        </table:table-row>
        <table:table-row table:style-name="ro1">
          <table:table-cell office:value-type="string" calcext:value-type="string">
            <text:p>java.net.hydromatic.lambda.functions.BiPredicate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31]*100/[.D6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ambda.functions.Predicate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632]*100/[.D6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ambda.streams.Iterab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33]*100/[.D6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ambda.streams.MapStre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34]*100/[.D6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ambda.streams.Stre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35]*100/[.D6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CartesianProductEnumera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636]*100/[.D636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net.hydromatic.linq4j.EnumerableDefaults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C637]*100/[.D637]" office:value-type="float" office:value="71.6981132075472" calcext:value-type="float">
            <text:p>71.6981132075</text:p>
          </table:table-cell>
        </table:table-row>
        <table:table-row table:style-name="ro1">
          <table:table-cell office:value-type="string" calcext:value-type="string">
            <text:p>java.net.hydromatic.linq4j.Extensions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638]*100/[.D638]" office:value-type="float" office:value="38.2352941176471" calcext:value-type="float">
            <text:p>38.2352941176</text:p>
          </table:table-cell>
        </table:table-row>
        <table:table-row table:style-name="ro1">
          <table:table-cell office:value-type="string" calcext:value-type="string">
            <text:p>java.net.hydromatic.linq4j.GroupingImp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639]*100/[.D639]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java.net.hydromatic.linq4j.Linq4j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640]*100/[.D640]" office:value-type="float" office:value="73.3333333333333" calcext:value-type="float">
            <text:p>73.3333333333</text:p>
          </table:table-cell>
        </table:table-row>
        <table:table-row table:style-name="ro1">
          <table:table-cell office:value-type="string" calcext:value-type="string">
            <text:p>java.net.hydromatic.linq4j.LookupImp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641]*100/[.D64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net.hydromatic.linq4j.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42]*100/[.D6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expressions.AbstractNod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43]*100/[.D643]"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java.net.hydromatic.linq4j.expressions.ArrayLengthRecordFiel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644]*100/[.D64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net.hydromatic.linq4j.expressions.BinaryExpression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C645]*100/[.D645]" office:value-type="float" office:value="36.1111111111111" calcext:value-type="float">
            <text:p>36.1111111111</text:p>
          </table:table-cell>
        </table:table-row>
        <table:table-row table:style-name="ro1">
          <table:table-cell office:value-type="string" calcext:value-type="string">
            <text:p>java.net.hydromatic.linq4j.expressions.BlockBuilder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C646]*100/[.D646]" office:value-type="float" office:value="73.4375" calcext:value-type="float">
            <text:p>73.4375</text:p>
          </table:table-cell>
        </table:table-row>
        <table:table-row table:style-name="ro1">
          <table:table-cell office:value-type="string" calcext:value-type="string">
            <text:p>java.net.hydromatic.linq4j.expressions.BlockStatemen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47]*100/[.D647]"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string" calcext:value-type="string">
            <text:p>java.net.hydromatic.linq4j.expressions.Blo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648]*100/[.D648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net.hydromatic.linq4j.expressions.CatchBlock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649]*100/[.D6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expressions.ClassDeclaration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C650]*100/[.D650]"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string" calcext:value-type="string">
            <text:p>java.net.hydromatic.linq4j.expressions.ClassDeclarationFind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651]*100/[.D651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net.hydromatic.linq4j.expressions.ConditionalExpressio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652]*100/[.D6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expressions.ConditionalStateme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653]*100/[.D653]" office:value-type="float" office:value="52.9411764705882" calcext:value-type="float">
            <text:p>52.9411764706</text:p>
          </table:table-cell>
        </table:table-row>
        <table:table-row table:style-name="ro1">
          <table:table-cell office:value-type="string" calcext:value-type="string">
            <text:p>java.net.hydromatic.linq4j.expressions.ConstantExpressi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654]*100/[.D654]" office:value-type="float" office:value="81.25" calcext:value-type="float">
            <text:p>81.25</text:p>
          </table:table-cell>
        </table:table-row>
        <table:table-row table:style-name="ro1">
          <table:table-cell office:value-type="string" calcext:value-type="string">
            <text:p>java.net.hydromatic.linq4j.expressions.ConstantUntyped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655]*100/[.D65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hydromatic.linq4j.expressions.ConstructorDeclaratio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656]*100/[.D656]"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string" calcext:value-type="string">
            <text:p>java.net.hydromatic.linq4j.expressions.DeclarationStatement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657]*100/[.D657]"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string" calcext:value-type="string">
            <text:p>java.net.hydromatic.linq4j.expressions.DeterministicCodeOptimizer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C658]*100/[.D658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net.hydromatic.linq4j.expressions.Evalu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659]*100/[.D659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net.hydromatic.linq4j.expressions.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60]*100/[.D66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hydromatic.linq4j.expressions.Expression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661]*100/[.D66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hydromatic.linq4j.expressions.ExpressionWrit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662]*100/[.D662]" office:value-type="float" office:value="94.1176470588235" calcext:value-type="float">
            <text:p>94.1176470588</text:p>
          </table:table-cell>
        </table:table-row>
        <table:table-row table:style-name="ro1">
          <table:table-cell office:value-type="string" calcext:value-type="string">
            <text:p>java.net.hydromatic.linq4j.expressions.Expressions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663]*100/[.D663]" office:value-type="float" office:value="60.2941176470588" calcext:value-type="float">
            <text:p>60.2941176471</text:p>
          </table:table-cell>
        </table:table-row>
        <table:table-row table:style-name="ro1">
          <table:table-cell office:value-type="string" calcext:value-type="string">
            <text:p>java.net.hydromatic.linq4j.expressions.FieldDeclaratio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664]*100/[.D664]"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string" calcext:value-type="string">
            <text:p>java.net.hydromatic.linq4j.expressions.ForStatement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665]*100/[.D665]" office:value-type="float" office:value="21.875" calcext:value-type="float">
            <text:p>21.875</text:p>
          </table:table-cell>
        </table:table-row>
        <table:table-row table:style-name="ro1">
          <table:table-cell office:value-type="string" calcext:value-type="string">
            <text:p>java.net.hydromatic.linq4j.expressions.FunctionExpressio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666]*100/[.D66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va.net.hydromatic.linq4j.expressions.GotoStateme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667]*100/[.D667]"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string" calcext:value-type="string">
            <text:p>java.net.hydromatic.linq4j.expressions.IndexExpressi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668]*100/[.D668]" office:value-type="float" office:value="57.1428571428571" calcext:value-type="float">
            <text:p>57.1428571429</text:p>
          </table:table-cell>
        </table:table-row>
        <table:table-row table:style-name="ro1">
          <table:table-cell office:value-type="string" calcext:value-type="string">
            <text:p>java.net.hydromatic.linq4j.expressions.LabelStatemen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69]*100/[.D6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expressions.LabelTarge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670]*100/[.D6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expressions.MemberExpressio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671]*100/[.D671]" office:value-type="float" office:value="68.1818181818182" calcext:value-type="float">
            <text:p>68.1818181818</text:p>
          </table:table-cell>
        </table:table-row>
        <table:table-row table:style-name="ro1">
          <table:table-cell office:value-type="string" calcext:value-type="string">
            <text:p>java.net.hydromatic.linq4j.expressions.MethodCall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C672]*100/[.D672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net.hydromatic.linq4j.expressions.MethodDeclaratio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673]*100/[.D673]"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string" calcext:value-type="string">
            <text:p>java.net.hydromatic.linq4j.expressions.NewArrayExpressio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C674]*100/[.D674]" office:value-type="float" office:value="20.6896551724138" calcext:value-type="float">
            <text:p>20.6896551724</text:p>
          </table:table-cell>
        </table:table-row>
        <table:table-row table:style-name="ro1">
          <table:table-cell office:value-type="string" calcext:value-type="string">
            <text:p>java.net.hydromatic.linq4j.expressions.NewExpressio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675]*100/[.D675]"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string" calcext:value-type="string">
            <text:p>java.net.hydromatic.linq4j.expressions.OptimizeVisitor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C676]*100/[.D676]" office:value-type="float" office:value="92.9577464788732" calcext:value-type="float">
            <text:p>92.9577464789</text:p>
          </table:table-cell>
        </table:table-row>
        <table:table-row table:style-name="ro1">
          <table:table-cell office:value-type="string" calcext:value-type="string">
            <text:p>java.net.hydromatic.linq4j.expressions.Parameter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677]*100/[.D6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hydromatic.linq4j.expressions.Primitive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C678]*100/[.D678]" office:value-type="float" office:value="42.3728813559322" calcext:value-type="float">
            <text:p>42.3728813559</text:p>
          </table:table-cell>
        </table:table-row>
        <table:table-row table:style-name="ro1">
          <table:table-cell office:value-type="string" calcext:value-type="string">
            <text:p>java.net.hydromatic.linq4j.expressions.ReflectedPseudoFiel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679]*100/[.D679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net.hydromatic.linq4j.expressions.Stat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80]*100/[.D68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net.hydromatic.linq4j.expressions.TernaryExpressi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681]*100/[.D681]"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string" calcext:value-type="string">
            <text:p>java.net.hydromatic.linq4j.expressions.ThrowStatemen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82]*100/[.D6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net.hydromatic.linq4j.expressions.TryStatemen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683]*100/[.D68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net.hydromatic.linq4j.expressions.TypeBinaryExpressio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684]*100/[.D684]"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java.net.hydromatic.linq4j.expressions.Types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685]*100/[.D685]" office:value-type="float" office:value="57.1428571428571" calcext:value-type="float">
            <text:p>57.1428571429</text:p>
          </table:table-cell>
        </table:table-row>
        <table:table-row table:style-name="ro1">
          <table:table-cell office:value-type="string" calcext:value-type="string">
            <text:p>java.net.hydromatic.linq4j.expressions.UnaryExpressi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686]*100/[.D686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ava.net.hydromatic.linq4j.expressions.Visitor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C687]*100/[.D687]"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string" calcext:value-type="string">
            <text:p>java.net.hydromatic.linq4j.expressions.WhileStateme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88]*100/[.D688]"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string" calcext:value-type="string">
            <text:p>java.net.hydromatic.linq4j.function.Functio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C689]*100/[.D689]" office:value-type="float" office:value="46.3414634146342" calcext:value-type="float">
            <text:p>46.3414634146</text:p>
          </table:table-cell>
        </table:table-row>
        <table:table-row table:style-name="ro1">
          <table:table-cell office:value-type="string" calcext:value-type="string">
            <text:p>java.org.pitest.bytecode.FrameOp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690]*100/[.D690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va.org.pitest.classinfo.BridgeMethod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91]*100/[.D69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lassinfo.ClassIdentifi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692]*100/[.D692]" office:value-type="float" office:value="71.4285714285714" calcext:value-type="float">
            <text:p>71.4285714286</text:p>
          </table:table-cell>
        </table:table-row>
        <table:table-row table:style-name="ro1">
          <table:table-cell office:value-type="string" calcext:value-type="string">
            <text:p>java.org.pitest.classinfo.Class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693]*100/[.D69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lassinfo.ClassInfo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694]*100/[.D69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lassinfo.ClassNam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695]*100/[.D695]" office:value-type="float" office:value="82.3529411764706" calcext:value-type="float">
            <text:p>82.3529411765</text:p>
          </table:table-cell>
        </table:table-row>
        <table:table-row table:style-name="ro1">
          <table:table-cell office:value-type="string" calcext:value-type="string">
            <text:p>java.org.pitest.classinfo.ComputeClassWriter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696]*100/[.D696]" office:value-type="float" office:value="68.421052631579" calcext:value-type="float">
            <text:p>68.4210526316</text:p>
          </table:table-cell>
        </table:table-row>
        <table:table-row table:style-name="ro1">
          <table:table-cell office:value-type="string" calcext:value-type="string">
            <text:p>java.org.pitest.classinfo.HierarchicalClassI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697]*100/[.D69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pitest.classinfo.Reposi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698]*100/[.D69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lassinfo.TestToClassMap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99]*100/[.D69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lasspath.ArchiveClassPathRo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700]*100/[.D70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lasspath.ClassPat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701]*100/[.D70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pitest.classpath.CompoundClassPathRo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702]*100/[.D70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lasspath.DirectoryClassPathRo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03]*100/[.D70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overage.BlockLoc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704]*100/[.D70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pitest.coverage.ClassLi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705]*100/[.D705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pitest.coverage.CoverageClass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06]*100/[.D70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overage.CoverageD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707]*100/[.D707]" office:value-type="float" office:value="92.3076923076923" calcext:value-type="float">
            <text:p>92.3076923077</text:p>
          </table:table-cell>
        </table:table-row>
        <table:table-row table:style-name="ro1">
          <table:table-cell office:value-type="string" calcext:value-type="string">
            <text:p>java.org.pitest.coverage.CoverageSumm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708]*100/[.D70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overage.TestInf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709]*100/[.D709]" office:value-type="float" office:value="82.3529411764706" calcext:value-type="float">
            <text:p>82.3529411765</text:p>
          </table:table-cell>
        </table:table-row>
        <table:table-row table:style-name="ro1">
          <table:table-cell office:value-type="string" calcext:value-type="string">
            <text:p>java.org.pitest.coverage.analysis.AbstractCoverageStrateg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10]*100/[.D71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org.pitest.coverage.analysis.Bloc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11]*100/[.D71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ava.org.pitest.coverage.analysis.ControlFlowAnalys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712]*100/[.D712]" office:value-type="float" office:value="76.9230769230769" calcext:value-type="float">
            <text:p>76.9230769231</text:p>
          </table:table-cell>
        </table:table-row>
        <table:table-row table:style-name="ro1">
          <table:table-cell office:value-type="string" calcext:value-type="string">
            <text:p>java.org.pitest.coverage.analysis.CoverageAnalys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713]*100/[.D7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coverage.analysis.LineMap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14]*100/[.D71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overage.analysis.LocalVariableCoverageMethod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15]*100/[.D7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overage.analysis.SimpleBlockCoverageVisi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16]*100/[.D7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coverage.execute.CoverageDecora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17]*100/[.D7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coverage.execute.CoverageSla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18]*100/[.D7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coverage.execute.DefaultCoverageGenera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719]*100/[.D7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coverage.execute.Dependency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20]*100/[.D72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coverage.execute.Recei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721]*100/[.D721]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java.org.pitest.dependency.DependencyAcc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C722]*100/[.D722]" office:value-type="float" office:value="57.5757575757576" calcext:value-type="float">
            <text:p>57.5757575758</text:p>
          </table:table-cell>
        </table:table-row>
        <table:table-row table:style-name="ro1">
          <table:table-cell office:value-type="string" calcext:value-type="string">
            <text:p>java.org.pitest.dependency.DependencyClass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23]*100/[.D72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dependency.DependencyExtra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724]*100/[.D72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extension.common.CompoundTestSuite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25]*100/[.D72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functional.FArra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26]*100/[.D72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functional.FColle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727]*100/[.D72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functional.MutableLi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728]*100/[.D728]" office:value-type="float" office:value="77.7777777777778" calcext:value-type="float">
            <text:p>77.7777777778</text:p>
          </table:table-cell>
        </table:table-row>
        <table:table-row table:style-name="ro1">
          <table:table-cell office:value-type="string" calcext:value-type="string">
            <text:p>java.org.pitest.functional.Opti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729]*100/[.D729]" office:value-type="float" office:value="81.8181818181818" calcext:value-type="float">
            <text:p>81.8181818182</text:p>
          </table:table-cell>
        </table:table-row>
        <table:table-row table:style-name="ro1">
          <table:table-cell office:value-type="string" calcext:value-type="string">
            <text:p>java.org.pitest.functional.predicate.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30]*100/[.D7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functional.predicate.N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31]*100/[.D73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functional.prelude.Prelu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732]*100/[.D73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help.Hel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33]*100/[.D73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CompoundTestUnit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34]*100/[.D7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JUnit4SuiteFin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35]*100/[.D735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pitest.junit.JUnitCompatibleConfig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736]*100/[.D73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JUnitCustomRunnerTestUnitFind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737]*100/[.D737]" office:value-type="float" office:value="84.2105263157895" calcext:value-type="float">
            <text:p>84.2105263158</text:p>
          </table:table-cell>
        </table:table-row>
        <table:table-row table:style-name="ro1">
          <table:table-cell office:value-type="string" calcext:value-type="string">
            <text:p>java.org.pitest.junit.JUnitTestClassIdent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738]*100/[.D73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ParameterisedJUnitTestFi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39]*100/[.D739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pitest.junit.ParameterisedTest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40]*100/[.D74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RunnerSuite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41]*100/[.D74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Test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742]*100/[.D74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adapter.AdaptedJUnitTestUn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43]*100/[.D74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adapter.AdaptingRu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44]*100/[.D74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junit.adapter.ForeignClassLoaderAdaptingRu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45]*100/[.D74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ClassHistory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746]*100/[.D74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va.org.pitest.mutationtest.ClassMutationResult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47]*100/[.D7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MutationMetaDat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748]*100/[.D748]" office:value-type="float" office:value="84.6153846153846" calcext:value-type="float">
            <text:p>84.6153846154</text:p>
          </table:table-cell>
        </table:table-row>
        <table:table-row table:style-name="ro1">
          <table:table-cell office:value-type="string" calcext:value-type="string">
            <text:p>java.org.pitest.mutationtest.MutationResult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749]*100/[.D749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pitest.mutationtest.MutationStatusMa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50]*100/[.D75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MutationStatusTestPai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751]*100/[.D751]" office:value-type="float" office:value="76.4705882352941" calcext:value-type="float">
            <text:p>76.4705882353</text:p>
          </table:table-cell>
        </table:table-row>
        <table:table-row table:style-name="ro1">
          <table:table-cell office:value-type="string" calcext:value-type="string">
            <text:p>java.org.pitest.mutationtest.build.AnalysisPriority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52]*100/[.D75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build.DefaultGrou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53]*100/[.D75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build.DefaultTestPrioriti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54]*100/[.D75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build.MutationTest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755]*100/[.D75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build.MutationTestUn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56]*100/[.D7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build.PercentAndConstantTimeoutStrate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57]*100/[.D75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pitest.mutationtest.build.TestInfoPriorisationCompara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58]*100/[.D758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pitest.mutationtest.config.ConfigO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59]*100/[.D7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config.DatedDirectoryReportDirCreationStrateg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60]*100/[.D760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pitest.mutationtest.config.DefaultCodePathPredic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761]*100/[.D76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config.DefaultDependencyPathPredic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62]*100/[.D76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config.DirectoryResultOutputStrate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763]*100/[.D763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pitest.mutationtest.config.PathNamePredic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64]*100/[.D76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config.ReportOpt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65]*100/[.D76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pitest.mutationtest.config.SettingsFactor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766]*100/[.D766]"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string" calcext:value-type="string">
            <text:p>java.org.pitest.mutationtest.engine.Location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C767]*100/[.D767]" office:value-type="float" office:value="82.6086956521739" calcext:value-type="float">
            <text:p>82.6086956522</text:p>
          </table:table-cell>
        </table:table-row>
        <table:table-row table:style-name="ro1">
          <table:table-cell office:value-type="string" calcext:value-type="string">
            <text:p>java.org.pitest.mutationtest.engine.MethodNam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768]*100/[.D768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pitest.mutationtest.engine.MutationDetail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69]*100/[.D769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ava.org.pitest.mutationtest.engine.MutationIdentifier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C770]*100/[.D77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ava.org.pitest.mutationtest.engine.gregor.AvoidAssertsMethodAdapt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771]*100/[.D771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pitest.mutationtest.engine.gregor.Class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72]*100/[.D77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GregorMuta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73]*100/[.D77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MethodInf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774]*100/[.D774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pitest.mutationtest.engine.gregor.MethodMutationConte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775]*100/[.D77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TryWithResourcesMethod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776]*100/[.D77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analysis.DefaultInstructionCou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77]*100/[.D7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blocks.BlockTrackingMethod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78]*100/[.D77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blocks.ConcreteBlockCou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79]*100/[.D77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config.GregorEngineFacto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80]*100/[.D7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engine.gregor.config.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81]*100/[.D78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inlinedcode.InlinedFinallyBlockDetec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82]*100/[.D78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pitest.mutationtest.engine.gregor.inlinedcode.LineMutatorPai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783]*100/[.D78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pitest.mutationtest.engine.gregor.mutators.ArgumentPropagation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784]*100/[.D78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mutators.IncrementsMut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85]*100/[.D78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pitest.mutationtest.engine.gregor.mutators.InlineConstantMutato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786]*100/[.D786]" office:value-type="float" office:value="94.1176470588235" calcext:value-type="float">
            <text:p>94.1176470588</text:p>
          </table:table-cell>
        </table:table-row>
        <table:table-row table:style-name="ro1">
          <table:table-cell office:value-type="string" calcext:value-type="string">
            <text:p>java.org.pitest.mutationtest.engine.gregor.mutators.MethodCallMethodVisito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787]*100/[.D787]" office:value-type="float" office:value="92.3076923076923" calcext:value-type="float">
            <text:p>92.3076923077</text:p>
          </table:table-cell>
        </table:table-row>
        <table:table-row table:style-name="ro1">
          <table:table-cell office:value-type="string" calcext:value-type="string">
            <text:p>java.org.pitest.mutationtest.engine.gregor.mutators.NonVoidMethodCall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88]*100/[.D78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mutators.RemoveConditional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789]*100/[.D78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mutators.VoidMethodCall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790]*100/[.D79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MemberVariable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791]*100/[.D79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RemoveSwitchMuta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792]*100/[.D792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ReturnValues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[.C793]*100/[.D79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Switch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794]*100/[.D79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xecute.CheckTestHasFailedResult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95]*100/[.D79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xecute.DefaultPITClassloa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796]*100/[.D796]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java.org.pitest.mutationtest.execute.HotSwa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797]*100/[.D7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execute.MutationTestCommunicationThre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98]*100/[.D79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xecute.MutationTestPro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99]*100/[.D7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execute.MutationTestSla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800]*100/[.D80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pitest.mutationtest.execute.MutationTestWork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801]*100/[.D80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pitest.mutationtest.execute.MutationTimeout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02]*100/[.D80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execute.TimeOutDecoratedTestSour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03]*100/[.D80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filter.LimitNumberOfMutationPerClass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804]*100/[.D80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filter.LimitNumberOfMutationsPerClassFilter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05]*100/[.D80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incremental.DefaultCodeHist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806]*100/[.D806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pitest.mutationtest.incremental.FileWriter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07]*100/[.D80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incremental.IncrementalAnalys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808]*100/[.D808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ava.org.pitest.mutationtest.incremental.XStreamHistorySto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809]*100/[.D80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mocksupport.JavassistInputStreamInterceptorAdapa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810]*100/[.D8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mocksupport.Javassist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11]*100/[.D81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report.csv.CSVReport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812]*100/[.D81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report.xml.XMLReport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813]*100/[.D81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statistics.MutationStatistic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814]*100/[.D814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va.org.pitest.mutationtest.statistics.Sco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815]*100/[.D815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java.org.pitest.mutationtest.statistics.StatusCou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16]*100/[.D81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tooling.DirectorySourceLoc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817]*100/[.D81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tooling.Entry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18]*100/[.D8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tooling.JarCreatingJar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19]*100/[.D81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tooling.MutationCovera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820]*100/[.D8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tooling.SmartSourceLoc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21]*100/[.D8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mutationtest.tooling.Spinner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22]*100/[.D82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mutationtest.verify.DefaultBuildVer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823]*100/[.D82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process.DefaultJavaExecutableLoc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24]*100/[.D82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process.WrappingProc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825]*100/[.D825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pitest.reflection.Refle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26]*100/[.D82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testapi.Descrip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827]*100/[.D827]" office:value-type="float" office:value="55.5555555555556" calcext:value-type="float">
            <text:p>55.5555555556</text:p>
          </table:table-cell>
        </table:table-row>
        <table:table-row table:style-name="ro1">
          <table:table-cell office:value-type="string" calcext:value-type="string">
            <text:p>java.org.pitest.testapi.TestGroupConfi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28]*100/[.D82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testapi.TestRes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829]*100/[.D8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testapi.execute.ExitingResultColl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30]*100/[.D8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testapi.execute.FindTestUni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31]*100/[.D83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testapi.execute.MultipleTestGrou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832]*100/[.D832]" office:value-type="float" office:value="77.7777777777778" calcext:value-type="float">
            <text:p>77.7777777778</text:p>
          </table:table-cell>
        </table:table-row>
        <table:table-row table:style-name="ro1">
          <table:table-cell office:value-type="string" calcext:value-type="string">
            <text:p>java.org.pitest.testapi.execute.Pi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33]*100/[.D83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testng.ForeignClassLoaderAdaptingListe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34]*100/[.D8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testng.TestNGAdap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35]*100/[.D83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testng.TestNGTestClassIdent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36]*100/[.D83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testng.TestNGTestUn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37]*100/[.D8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testng.TestNGTestUnit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38]*100/[.D83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util.Exit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39]*100/[.D83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util.File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840]*100/[.D84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util.Glo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41]*100/[.D84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util.InputStreamLineIter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42]*100/[.D84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util.IsolationUtil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843]*100/[.D843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org.pitest.util.Lo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44]*100/[.D84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org.pitest.util.MemoryWatchdo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45]*100/[.D8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util.PitErr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846]*100/[.D846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org.pitest.util.ServiceLoa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847]*100/[.D84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util.SocketFin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848]*100/[.D848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.org.pitest.util.SocketReadingCall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49]*100/[.D849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pitest.util.StreamMoni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850]*100/[.D8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org.pitest.util.Stream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851]*100/[.D85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pitest.util.StringUti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52]*100/[.D85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org.pitest.util.TimeSpa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853]*100/[.D853]" office:value-type="float" office:value="92.3076923076923" calcext:value-type="float">
            <text:p>92.3076923077</text:p>
          </table:table-cell>
        </table:table-row>
        <table:table-row table:style-name="ro1">
          <table:table-cell office:value-type="string" calcext:value-type="string">
            <text:p>java.org.pitest.util.Timin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54]*100/[.D8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sun.pitest.CodeCoverageStore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C855]*100/[.D855]" office:value-type="float" office:value="5.18518518518519" calcext:value-type="float">
            <text:p>5.1851851852</text:p>
          </table:table-cell>
        </table:table-row>
        <table:table-row table:style-name="ro1">
          <table:table-cell office:value-type="string" calcext:value-type="string">
            <text:p>java.org.scribe.extractors.BaseStringExtractorIm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856]*100/[.D85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extractors.HeaderExtractorImp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57]*100/[.D85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va.org.scribe.extractors.TokenExtractorIm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58]*100/[.D85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model.OAuthConfi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59]*100/[.D85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model.OAuthRequ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60]*100/[.D86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model.Parame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861]*100/[.D86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model.Parameter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862]*100/[.D86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model.Requ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863]*100/[.D86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model.Respon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864]*100/[.D86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model.Tok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65]*100/[.D86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services.HMACSha1Signature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66]*100/[.D86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services.PlaintextSignature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67]*100/[.D86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services.TimestampServiceIm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68]*100/[.D86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utils.Map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69]*100/[.D86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utils.Preconditi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C870]*100/[.D87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org.scribe.utils.Stream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71]*100/[.D87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72]*100/[.D8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Pat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873]*100/[.D8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VRap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874]*100/[.D874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br.com.caelum.vraptor.VRaptor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75]*100/[.D8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config.ApplicationConfig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876]*100/[.D87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fig.BasicConfig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877]*100/[.D8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Character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78]*100/[.D87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Enum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79]*100/[.D87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LocaleBasedCalendar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0]*100/[.D88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LocaleBasedDat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1]*100/[.D88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LocaleBased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2]*100/[.D88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PrimitiveChar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3]*100/[.D88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jodatime.DateMidnight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4]*100/[.D88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jodatime.Date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5]*100/[.D88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jodatime.LocalDat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6]*100/[.D88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jodatime.LocalDate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7]*100/[.D88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jodatime.Local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8]*100/[.D88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nverter.jodatime.LocaleBasedJoda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89]*100/[.D88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re.BaseCompon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90]*100/[.D89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core.DefaultConver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891]*100/[.D89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core.DefaultExceptionMap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892]*100/[.D892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br.com.caelum.vraptor.core.DefaultInterceptorHandler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93]*100/[.D89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re.DefaultInterceptorSta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894]*100/[.D894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br.com.caelum.vraptor.core.DefaultMethod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95]*100/[.D89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re.Default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896]*100/[.D89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re.DefaultStaticContent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897]*100/[.D89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re.JstlLocalizat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898]*100/[.D898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br.com.caelum.vraptor.core.LazyInterceptor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99]*100/[.D89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re.Request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00]*100/[.D90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core.ToInstantiateInterceptor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01]*100/[.D90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deserialization.DefaultDeserializ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02]*100/[.D902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deserialization.Deserializes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03]*100/[.D90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deserialization.JsonDeser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904]*100/[.D90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deserialization.XStreamXMLDeser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905]*100/[.D90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deserialization.gson.GsonDeserializ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906]*100/[.D906]" office:value-type="float" office:value="90.9090909090909" calcext:value-type="float">
            <text:p>90.9090909091</text:p>
          </table:table-cell>
        </table:table-row>
        <table:table-row table:style-name="ro1">
          <table:table-cell office:value-type="string" calcext:value-type="string">
            <text:p>java.br.com.caelum.vraptor.http.DefaultFormatResol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07]*100/[.D90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DefaultParameterNameProvi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08]*100/[.D90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EncodingHandler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09]*100/[.D90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VRaptorRequ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10]*100/[.D9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iogi.ArrayAdap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11]*100/[.D91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iogi.IogiParametersProvi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12]*100/[.D91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iogi.Null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13]*100/[.D91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iogi.RequestAttributeInstanti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14]*100/[.D91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iogi.SetInstanti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15]*100/[.D9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iogi.VRaptorInstanti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916]*100/[.D91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ognl.ArrayAcces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917]*100/[.D91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ognl.EmptyElementsRemova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918]*100/[.D918]" office:value-type="float" office:value="90.9090909090909" calcext:value-type="float">
            <text:p>90.9090909091</text:p>
          </table:table-cell>
        </table:table-row>
        <table:table-row table:style-name="ro1">
          <table:table-cell office:value-type="string" calcext:value-type="string">
            <text:p>java.br.com.caelum.vraptor.http.ognl.GenericNull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19]*100/[.D91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ognl.ListAcces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920]*100/[.D92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ognl.ListNull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21]*100/[.D92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ognl.OgnlFaca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22]*100/[.D92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ognl.OgnlParametersProvi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923]*100/[.D92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ognl.ReflectionBasedNullHandl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924]*100/[.D924]" office:value-type="float" office:value="76.9230769230769" calcext:value-type="float">
            <text:p>76.9230769231</text:p>
          </table:table-cell>
        </table:table-row>
        <table:table-row table:style-name="ro1">
          <table:table-cell office:value-type="string" calcext:value-type="string">
            <text:p>java.br.com.caelum.vraptor.http.ognl.VRaptorConvertersAdap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925]*100/[.D925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br.com.caelum.vraptor.http.route.DefaultParametersContr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C926]*100/[.D92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route.DefaultRouteBuild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927]*100/[.D927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br.com.caelum.vraptor.http.route.DefaultRou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28]*100/[.D92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route.DefaultType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929]*100/[.D92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route.FixedMethodStrateg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930]*100/[.D930]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java.br.com.caelum.vraptor.http.route.IllegalRoute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31]*100/[.D9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http.route.JavaEvaluato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932]*100/[.D932]" office:value-type="float" office:value="91.6666666666667" calcext:value-type="float">
            <text:p>91.6666666667</text:p>
          </table:table-cell>
        </table:table-row>
        <table:table-row table:style-name="ro1">
          <table:table-cell office:value-type="string" calcext:value-type="string">
            <text:p>java.br.com.caelum.vraptor.http.route.PathAnnotationRoutes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[.C933]*100/[.D93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http.route.PriorityRoutes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34]*100/[.D9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DefaultTypeNameExtra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35]*100/[.D93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Deserializing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936]*100/[.D93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ExceptionHandler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937]*100/[.D93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Flash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38]*100/[.D93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Grap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939]*100/[.D93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Instantiate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40]*100/[.D94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Outject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41]*100/[.D94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ParametersInstantiatorIntercep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942]*100/[.D942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br.com.caelum.vraptor.interceptor.TopologicalSortedInterceptor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43]*100/[.D94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download.Download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944]*100/[.D94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nterceptor.download.InputStreamDownl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45]*100/[.D94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interceptor.multipart.CommonsUploadMultipartIntercep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46]*100/[.D946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interceptor.multipart.DefaultMultipartConfi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47]*100/[.D9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interceptor.multipart.UploadedFileConver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48]*100/[.D9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ioc.AbstractComponent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949]*100/[.D94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ComponentFactoryIntrosp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950]*100/[.D95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Converter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51]*100/[.D95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guice.AbstractSc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952]*100/[.D95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guice.GuiceComponentRegistr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953]*100/[.D95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ioc.guice.GuiceProvi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54]*100/[.D9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ioc.guice.ScopeLifecycle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955]*100/[.D95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pico.PicoBasedContai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56]*100/[.D95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pico.PicoComponentRegist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957]*100/[.D95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br.com.caelum.vraptor.ioc.pico.PicoPro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58]*100/[.D958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br.com.caelum.vraptor.ioc.spring.DefaultSpringLoc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59]*100/[.D95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spring.InjectionBeanPostProces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960]*100/[.D96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spring.MissingConfigura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61]*100/[.D9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ioc.spring.SpringBasedContai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962]*100/[.D96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br.com.caelum.vraptor.ioc.spring.SpringProvi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63]*100/[.D96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spring.SpringRegis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64]*100/[.D964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br.com.caelum.vraptor.ioc.spring.StereotypedBeansRegistra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65]*100/[.D96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ioc.spring.UniqueBeanName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66]*100/[.D96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proxy.JavassistProx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967]*100/[.D96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proxy.ReflectionInstanceCre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68]*100/[.D96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resource.DefaultMethodNotAllowed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69]*100/[.D96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resource.DefaultResourceCla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970]*100/[.D9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resource.DefaultResourceMetho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971]*100/[.D9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resource.HttpMetho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72]*100/[.D97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restfulie.controller.ParameterizedTypeSearc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73]*100/[.D9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restfulie.controller.ResourceControllerIntercept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974]*100/[.D974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.br.com.caelum.vraptor.restfulie.headers.DefaultRestHeaders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75]*100/[.D97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restfulie.serialization.Link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76]*100/[.D97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restfulie.serialization.LinkConverterJ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977]*100/[.D97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can.JavassistBootstrapGener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78]*100/[.D978]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java.br.com.caelum.vraptor.scan.ScannotationComponentSca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979]*100/[.D97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can.StandaloneClasspathResolv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980]*100/[.D98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scan.VRaptorStaticScann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81]*100/[.D9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scan.WebAppBootstrap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82]*100/[.D98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can.WebBasedClasspathResol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983]*100/[.D98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erialization.DefaultRepresentation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84]*100/[.D98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erialization.DefaultXMLConfig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985]*100/[.D98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erialization.HibernateProx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86]*100/[.D986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serialization.PackageCompara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987]*100/[.D98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br.com.caelum.vraptor.serialization.gson.Exclusi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988]*100/[.D98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erialization.gson.GsonSerializ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989]*100/[.D98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br.com.caelum.vraptor.serialization.gson.PackageCompara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90]*100/[.D9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serialization.gson.adapters.CalendarDeser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991]*100/[.D99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erialization.xstream.OldAndProbablyBuggyConfigur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C992]*100/[.D99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erialization.xstream.Serializ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993]*100/[.D99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serialization.xstream.VRaptorClassMapp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994]*100/[.D99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br.com.caelum.vraptor.serialization.xstream.XStreamSerializ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995]*100/[.D995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br.com.caelum.vraptor.util.FallbackEnume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96]*100/[.D9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util.ISO8601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[.C997]*100/[.D99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util.LRUCac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98]*100/[.D9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util.String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[.C999]*100/[.D99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util.Stringn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1000]*100/[.D100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util.extjs.DefaultExtJ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01]*100/[.D100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util.test.MockHttpServletRespon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02]*100/[.D100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util.test.MockResul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003]*100/[.D1003]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java.br.com.caelum.vraptor.util.test.MockValid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04]*100/[.D10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validator.DefaultBeanValid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C1005]*100/[.D100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alidator.DefaultValid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1006]*100/[.D100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alidator.I18nMess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1007]*100/[.D100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alidator.MethodValidatorFactoryCre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08]*100/[.D100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alidator.MethodValidator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1009]*100/[.D100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alidator.ReplicatorOutj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010]*100/[.D10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alidator.Valida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11]*100/[.D10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.br.com.caelum.vraptor.validator.ValidationMess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12]*100/[.D101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alidator.Validati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C1013]*100/[.D101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iew.DefaultAcceptHeaderToForm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1014]*100/[.D101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iew.DefaultLogic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1015]*100/[.D10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iew.DefaultPage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16]*100/[.D101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iew.DefaultPathResol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[.C1017]*100/[.D101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iew.DefaultReferer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018]*100/[.D101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iew.DefaultStat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19]*100/[.D101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br.com.caelum.vraptor.view.DefaultValidationViewsFacto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020]*100/[.D1020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va.br.com.caelum.vraptor.view.LinkToHandl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1021]*100/[.D1021]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java.br.com.caelum.vraptor.view.SessionFlashSco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022]*100/[.D1022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hamcrest.ResourceBundleDescrip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1023]*100/[.D1023]" office:value-type="float" office:value="53.3333333333333" calcext:value-type="float">
            <text:p>53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14:42:38.596021000</dc:date>
    <meta:editing-duration>PT1H20M30S</meta:editing-duration>
    <meta:editing-cycles>2</meta:editing-cycles>
    <meta:generator>LibreOffice/5.1.1.3$MacOSX_X86_64 LibreOffice_project/f579d750e65277a91cbf19f00b90ad1b257718f9</meta:generator>
    <meta:document-statistic meta:table-count="1" meta:cell-count="5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true" chart:min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10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fo-1'.D2:'fo-1'.D1023 'fo-1'.F2:'fo-1'.F1023" svg:x="0.32cm" svg:y="0.18cm" svg:width="15.36cm" svg:height="8.64cm">
          <chartooo:coordinate-region svg:x="0.95cm" svg:y="0.37cm" svg:width="14.138cm" svg:height="7.8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fo-1'.F2:'fo-1'.F1023" chart:class="chart:scatter">
            <chart:domain table:cell-range-address="'fo-1'.D2:'fo-1'.D1023"/>
            <chart:data-point chart:repeated="10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fo-1'.D2:'fo-1'.D1023</svg:desc>
                </draw:g>
              </table:table-cell>
              <table:table-cell office:value-type="float" office:value="0">
                <text:p>0</text:p>
                <draw:g>
                  <svg:desc>'fo-1'.F2:'fo-1'.F10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86.4077669902913">
                <text:p>86.407766990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27.906976744186">
                <text:p>27.906976744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1.7391304347826">
                <text:p>21.7391304347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93.1034482758621">
                <text:p>93.1034482758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69.2307692307692">
                <text:p>69.2307692307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47.8260869565217">
                <text:p>47.8260869565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97.4358974358974">
                <text:p>97.4358974358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">
                <text:p>84</text:p>
              </table:table-cell>
              <table:table-cell office:value-type="float" office:value="96.4285714285714">
                <text:p>96.4285714285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86.9565217391304">
                <text:p>86.9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4">
                <text:p>314</text:p>
              </table:table-cell>
              <table:table-cell office:value-type="float" office:value="59.8726114649682">
                <text:p>59.8726114649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">
                <text:p>192</text:p>
              </table:table-cell>
              <table:table-cell office:value-type="float" office:value="70.3125">
                <text:p>70.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6.078431372549">
                <text:p>96.078431372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90.4761904761905">
                <text:p>90.47619047619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96.4285714285714">
                <text:p>96.4285714285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92.6829268292683">
                <text:p>92.68292682926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5">
                <text:p>185</text:p>
              </table:table-cell>
              <table:table-cell office:value-type="float" office:value="61.0810810810811">
                <text:p>61.08108108108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91.5254237288136">
                <text:p>91.5254237288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83.6363636363636">
                <text:p>83.63636363636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1">
                <text:p>401</text:p>
              </table:table-cell>
              <table:table-cell office:value-type="float" office:value="87.5311720698254">
                <text:p>87.53117206982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98.2758620689655">
                <text:p>98.27586206896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95.7446808510638">
                <text:p>95.7446808510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94.2857142857143">
                <text:p>94.2857142857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90.4761904761905">
                <text:p>90.4761904761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98.3050847457627">
                <text:p>98.3050847457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68.1159420289855">
                <text:p>68.1159420289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85.1063829787234">
                <text:p>85.1063829787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96.3636363636364">
                <text:p>96.3636363636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">
                <text:p>30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89.6551724137931">
                <text:p>89.65517241379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2">
                <text:p>782</text:p>
              </table:table-cell>
              <table:table-cell office:value-type="float" office:value="99.7442455242967">
                <text:p>99.74424552429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">
                <text:p>17</text:p>
              </table:table-cell>
              <table:table-cell office:value-type="float" office:value="82.3529411764706">
                <text:p>82.35294117647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95.5882352941176">
                <text:p>95.58823529411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">
                <text:p>43</text:p>
              </table:table-cell>
              <table:table-cell office:value-type="float" office:value="90.6976744186047">
                <text:p>90.69767441860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">
                <text:p>32</text:p>
              </table:table-cell>
              <table:table-cell office:value-type="float" office:value="96.875">
                <text:p>96.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92.6829268292683">
                <text:p>92.68292682926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0">
                <text:p>530</text:p>
              </table:table-cell>
              <table:table-cell office:value-type="float" office:value="79.622641509434">
                <text:p>79.622641509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">
                <text:p>48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">
                <text:p>21</text:p>
              </table:table-cell>
              <table:table-cell office:value-type="float" office:value="80.952380952381">
                <text:p>80.9523809523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">
                <text:p>44</text:p>
              </table:table-cell>
              <table:table-cell office:value-type="float" office:value="84.0909090909091">
                <text:p>84.09090909090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">
                <text:p>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4">
                <text:p>954</text:p>
              </table:table-cell>
              <table:table-cell office:value-type="float" office:value="93.0817610062893">
                <text:p>93.0817610062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">
                <text:p>7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97.7099236641221">
                <text:p>97.70992366412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98.4126984126984">
                <text:p>98.4126984126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">
                <text:p>119</text:p>
              </table:table-cell>
              <table:table-cell office:value-type="float" office:value="82.3529411764706">
                <text:p>82.35294117647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">
                <text:p>55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">
                <text:p>203</text:p>
              </table:table-cell>
              <table:table-cell office:value-type="float" office:value="91.1330049261084">
                <text:p>91.13300492610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6">
                <text:p>266</text:p>
              </table:table-cell>
              <table:table-cell office:value-type="float" office:value="92.1052631578947">
                <text:p>92.10526315789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">
                <text:p>34</text:p>
              </table:table-cell>
              <table:table-cell office:value-type="float" office:value="97.0588235294118">
                <text:p>97.0588235294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">
                <text:p>38</text:p>
              </table:table-cell>
              <table:table-cell office:value-type="float" office:value="81.5789473684211">
                <text:p>81.57894736842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84.6153846153846">
                <text:p>84.61538461538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5">
                <text:p>135</text:p>
              </table:table-cell>
              <table:table-cell office:value-type="float" office:value="61.4814814814815">
                <text:p>61.48148148148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">
                <text:p>62</text:p>
              </table:table-cell>
              <table:table-cell office:value-type="float" office:value="77.4193548387097">
                <text:p>77.4193548387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8">
                <text:p>508</text:p>
              </table:table-cell>
              <table:table-cell office:value-type="float" office:value="86.6141732283465">
                <text:p>86.61417322834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7">
                <text:p>77</text:p>
              </table:table-cell>
              <table:table-cell office:value-type="float" office:value="97.4025974025974">
                <text:p>97.40259740259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4">
                <text:p>64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">
                <text:p>45</text:p>
              </table:table-cell>
              <table:table-cell office:value-type="float" office:value="91.1111111111111">
                <text:p>91.11111111111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">
                <text:p>14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">
                <text:p>22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">
                <text:p>26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3">
                <text:p>143</text:p>
              </table:table-cell>
              <table:table-cell office:value-type="float" office:value="93.006993006993">
                <text:p>93.0069930069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">
                <text:p>101</text:p>
              </table:table-cell>
              <table:table-cell office:value-type="float" office:value="88.1188118811881">
                <text:p>88.11881188118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">
                <text:p>57</text:p>
              </table:table-cell>
              <table:table-cell office:value-type="float" office:value="85.9649122807017">
                <text:p>85.96491228070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0">
                <text:p>120</text:p>
              </table:table-cell>
              <table:table-cell office:value-type="float" office:value="85.8333333333333">
                <text:p>85.83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">
                <text:p>15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7">
                <text:p>227</text:p>
              </table:table-cell>
              <table:table-cell office:value-type="float" office:value="78.4140969162996">
                <text:p>78.41409691629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  <table:table-cell office:value-type="float" office:value="67.032967032967">
                <text:p>67.0329670329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">
                <text:p>13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">
                <text:p>17</text:p>
              </table:table-cell>
              <table:table-cell office:value-type="float" office:value="82.3529411764706">
                <text:p>82.35294117647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">
                <text:p>32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">
                <text:p>19</text:p>
              </table:table-cell>
              <table:table-cell office:value-type="float" office:value="68.421052631579">
                <text:p>68.4210526315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">
                <text:p>34</text:p>
              </table:table-cell>
              <table:table-cell office:value-type="float" office:value="97.0588235294118">
                <text:p>97.05882352941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">
                <text:p>37</text:p>
              </table:table-cell>
              <table:table-cell office:value-type="float" office:value="62.1621621621622">
                <text:p>62.16216216216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">
                <text:p>11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">
                <text:p>16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">
                <text:p>12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">
                <text:p>12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">
                <text:p>24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">
                <text:p>32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89.4736842105263">
                <text:p>89.47368421052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">
                <text:p>22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">
                <text:p>1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">
                <text:p>11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">
                <text:p>7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">
                <text:p>13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">
                <text:p>15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">
                <text:p>23</text:p>
              </table:table-cell>
              <table:table-cell office:value-type="float" office:value="52.1739130434783">
                <text:p>52.17391304347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">
                <text:p>49</text:p>
              </table:table-cell>
              <table:table-cell office:value-type="float" office:value="87.7551020408163">
                <text:p>87.75510204081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38.5714285714286">
                <text:p>38.57142857142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">
                <text:p>18</text:p>
              </table:table-cell>
              <table:table-cell office:value-type="float" office:value="61.1111111111111">
                <text:p>61.11111111111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">
                <text:p>22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">
                <text:p>31</text:p>
              </table:table-cell>
              <table:table-cell office:value-type="float" office:value="67.741935483871">
                <text:p>67.7419354838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">
                <text:p>31</text:p>
              </table:table-cell>
              <table:table-cell office:value-type="float" office:value="93.5483870967742">
                <text:p>93.54838709677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">
                <text:p>14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">
                <text:p>2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">
                <text:p>35</text:p>
              </table:table-cell>
              <table:table-cell office:value-type="float" office:value="88.5714285714286">
                <text:p>88.57142857142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">
                <text:p>36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">
                <text:p>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">
                <text:p>22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">
                <text:p>11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">
                <text:p>13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4">
                <text:p>54</text:p>
              </table:table-cell>
              <table:table-cell office:value-type="float" office:value="68.5185185185185">
                <text:p>68.51851851851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">
                <text:p>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">
                <text:p>16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">
                <text:p>31</text:p>
              </table:table-cell>
              <table:table-cell office:value-type="float" office:value="93.5483870967742">
                <text:p>93.54838709677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">
                <text:p>46</text:p>
              </table:table-cell>
              <table:table-cell office:value-type="float" office:value="95.6521739130435">
                <text:p>95.65217391304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">
                <text:p>3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">
                <text:p>31</text:p>
              </table:table-cell>
              <table:table-cell office:value-type="float" office:value="96.7741935483871">
                <text:p>96.77419354838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4">
                <text:p>144</text:p>
              </table:table-cell>
              <table:table-cell office:value-type="float" office:value="88.1944444444444">
                <text:p>88.19444444444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">
                <text:p>24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">
                <text:p>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">
                <text:p>69</text:p>
              </table:table-cell>
              <table:table-cell office:value-type="float" office:value="88.4057971014493">
                <text:p>88.40579710144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">
                <text:p>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">
                <text:p>19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">
                <text:p>89</text:p>
              </table:table-cell>
              <table:table-cell office:value-type="float" office:value="96.6292134831461">
                <text:p>96.62921348314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6">
                <text:p>116</text:p>
              </table:table-cell>
              <table:table-cell office:value-type="float" office:value="81.8965517241379">
                <text:p>81.8965517241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2">
                <text:p>152</text:p>
              </table:table-cell>
              <table:table-cell office:value-type="float" office:value="63.1578947368421">
                <text:p>63.15789473684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">
                <text:p>21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">
                <text:p>18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">
                <text:p>46</text:p>
              </table:table-cell>
              <table:table-cell office:value-type="float" office:value="84.7826086956522">
                <text:p>84.78260869565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">
                <text:p>21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">
                <text:p>42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">
                <text:p>38</text:p>
              </table:table-cell>
              <table:table-cell office:value-type="float" office:value="92.1052631578947">
                <text:p>92.10526315789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8">
                <text:p>68</text:p>
              </table:table-cell>
              <table:table-cell office:value-type="float" office:value="80.8823529411765">
                <text:p>80.88235294117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">
                <text:p>3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">
                <text:p>106</text:p>
              </table:table-cell>
              <table:table-cell office:value-type="float" office:value="90.5660377358491">
                <text:p>90.56603773584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">
                <text:p>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">
                <text:p>27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4">
                <text:p>84</text:p>
              </table:table-cell>
              <table:table-cell office:value-type="float" office:value="94.0476190476191">
                <text:p>94.04761904761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">
                <text:p>71</text:p>
              </table:table-cell>
              <table:table-cell office:value-type="float" office:value="66.1971830985916">
                <text:p>66.19718309859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">
                <text:p>35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">
                <text:p>34</text:p>
              </table:table-cell>
              <table:table-cell office:value-type="float" office:value="79.4117647058823">
                <text:p>79.41176470588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">
                <text:p>18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6">
                <text:p>106</text:p>
              </table:table-cell>
              <table:table-cell office:value-type="float" office:value="53.7735849056604">
                <text:p>53.77358490566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">
                <text:p>13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2">
                <text:p>92</text:p>
              </table:table-cell>
              <table:table-cell office:value-type="float" office:value="69.5652173913043">
                <text:p>69.56521739130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">
                <text:p>42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">
                <text:p>11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">
                <text:p>42</text:p>
              </table:table-cell>
              <table:table-cell office:value-type="float" office:value="52.3809523809524">
                <text:p>52.38095238095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">
                <text:p>81</text:p>
              </table:table-cell>
              <table:table-cell office:value-type="float" office:value="64.1975308641975">
                <text:p>64.19753086419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">
                <text:p>63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5">
                <text:p>55</text:p>
              </table:table-cell>
              <table:table-cell office:value-type="float" office:value="98.1818181818182">
                <text:p>98.18181818181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">
                <text:p>18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">
                <text:p>41</text:p>
              </table:table-cell>
              <table:table-cell office:value-type="float" office:value="26.8292682926829">
                <text:p>26.82926829268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">
                <text:p>83</text:p>
              </table:table-cell>
              <table:table-cell office:value-type="float" office:value="93.9759036144578">
                <text:p>93.97590361445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">
                <text:p>1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">
                <text:p>19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">
                <text:p>19</text:p>
              </table:table-cell>
              <table:table-cell office:value-type="float" office:value="42.1052631578947">
                <text:p>42.10526315789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">
                <text:p>23</text:p>
              </table:table-cell>
              <table:table-cell office:value-type="float" office:value="82.6086956521739">
                <text:p>82.60869565217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">
                <text:p>9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">
                <text:p>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">
                <text:p>7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6">
                <text:p>96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">
                <text:p>46</text:p>
              </table:table-cell>
              <table:table-cell office:value-type="float" office:value="86.9565217391304">
                <text:p>86.95652173913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9">
                <text:p>429</text:p>
              </table:table-cell>
              <table:table-cell office:value-type="float" office:value="85.3146853146853">
                <text:p>85.31468531468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3">
                <text:p>53</text:p>
              </table:table-cell>
              <table:table-cell office:value-type="float" office:value="88.6792452830189">
                <text:p>88.67924528301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">
                <text:p>134</text:p>
              </table:table-cell>
              <table:table-cell office:value-type="float" office:value="44.0298507462687">
                <text:p>44.02985074626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">
                <text:p>97</text:p>
              </table:table-cell>
              <table:table-cell office:value-type="float" office:value="98.9690721649485">
                <text:p>98.96907216494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6">
                <text:p>376</text:p>
              </table:table-cell>
              <table:table-cell office:value-type="float" office:value="88.031914893617">
                <text:p>88.0319148936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">
                <text:p>33</text:p>
              </table:table-cell>
              <table:table-cell office:value-type="float" office:value="78.7878787878788">
                <text:p>78.78787878787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39">
                <text:p>339</text:p>
              </table:table-cell>
              <table:table-cell office:value-type="float" office:value="64.306784660767">
                <text:p>64.3067846607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">
                <text:p>4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">
                <text:p>13</text:p>
              </table:table-cell>
              <table:table-cell office:value-type="float" office:value="69.2307692307692">
                <text:p>69.23076923076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1">
                <text:p>121</text:p>
              </table:table-cell>
              <table:table-cell office:value-type="float" office:value="79.3388429752066">
                <text:p>79.33884297520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">
                <text:p>21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">
                <text:p>26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">
                <text:p>21</text:p>
              </table:table-cell>
              <table:table-cell office:value-type="float" office:value="90.4761904761905">
                <text:p>90.47619047619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">
                <text:p>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">
                <text:p>26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">
                <text:p>70</text:p>
              </table:table-cell>
              <table:table-cell office:value-type="float" office:value="25.7142857142857">
                <text:p>25.71428571428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">
                <text:p>21</text:p>
              </table:table-cell>
              <table:table-cell office:value-type="float" office:value="76.1904761904762">
                <text:p>76.19047619047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">
                <text:p>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8">
                <text:p>58</text:p>
              </table:table-cell>
              <table:table-cell office:value-type="float" office:value="86.2068965517241">
                <text:p>86.20689655172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7">
                <text:p>37</text:p>
              </table:table-cell>
              <table:table-cell office:value-type="float" office:value="89.1891891891892">
                <text:p>89.18918918918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6">
                <text:p>176</text:p>
              </table:table-cell>
              <table:table-cell office:value-type="float" office:value="94.8863636363636">
                <text:p>94.88636363636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1">
                <text:p>101</text:p>
              </table:table-cell>
              <table:table-cell office:value-type="float" office:value="84.1584158415842">
                <text:p>84.15841584158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1">
                <text:p>151</text:p>
              </table:table-cell>
              <table:table-cell office:value-type="float" office:value="56.953642384106">
                <text:p>56.9536423841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7">
                <text:p>37</text:p>
              </table:table-cell>
              <table:table-cell office:value-type="float" office:value="43.2432432432432">
                <text:p>43.24324324324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">
                <text:p>18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0">
                <text:p>70</text:p>
              </table:table-cell>
              <table:table-cell office:value-type="float" office:value="75.7142857142857">
                <text:p>75.71428571428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8">
                <text:p>38</text:p>
              </table:table-cell>
              <table:table-cell office:value-type="float" office:value="76.3157894736842">
                <text:p>76.31578947368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">
                <text:p>14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">
                <text:p>1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">
                <text:p>9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">
                <text:p>24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">
                <text:p>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">
                <text:p>61</text:p>
              </table:table-cell>
              <table:table-cell office:value-type="float" office:value="88.5245901639344">
                <text:p>88.52459016393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">
                <text:p>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">
                <text:p>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">
                <text:p>9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">
                <text:p>14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">
                <text:p>11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1">
                <text:p>51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">
                <text:p>18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4">
                <text:p>94</text:p>
              </table:table-cell>
              <table:table-cell office:value-type="float" office:value="58.5106382978723">
                <text:p>58.51063829787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3">
                <text:p>53</text:p>
              </table:table-cell>
              <table:table-cell office:value-type="float" office:value="71.6981132075472">
                <text:p>71.69811320754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4">
                <text:p>34</text:p>
              </table:table-cell>
              <table:table-cell office:value-type="float" office:value="38.2352941176471">
                <text:p>38.23529411764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">
                <text:p>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">
                <text:p>15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">
                <text:p>12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6">
                <text:p>36</text:p>
              </table:table-cell>
              <table:table-cell office:value-type="float" office:value="36.1111111111111">
                <text:p>36.11111111111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">
                <text:p>64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">
                <text:p>13</text:p>
              </table:table-cell>
              <table:table-cell office:value-type="float" office:value="30.7692307692308">
                <text:p>30.76923076923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3">
                <text:p>33</text:p>
              </table:table-cell>
              <table:table-cell office:value-type="float" office:value="12.1212121212121">
                <text:p>12.12121212121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">
                <text:p>17</text:p>
              </table:table-cell>
              <table:table-cell office:value-type="float" office:value="52.9411764705882">
                <text:p>52.94117647058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">
                <text:p>32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3">
                <text:p>23</text:p>
              </table:table-cell>
              <table:table-cell office:value-type="float" office:value="13.0434782608696">
                <text:p>13.04347826086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">
                <text:p>23</text:p>
              </table:table-cell>
              <table:table-cell office:value-type="float" office:value="26.0869565217391">
                <text:p>26.08695652173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">
                <text:p>39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  <table:table-cell office:value-type="float" office:value="94.1176470588235">
                <text:p>94.11764705882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8">
                <text:p>68</text:p>
              </table:table-cell>
              <table:table-cell office:value-type="float" office:value="60.2941176470588">
                <text:p>60.29411764705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">
                <text:p>18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2">
                <text:p>32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0">
                <text:p>30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">
                <text:p>14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">
                <text:p>22</text:p>
              </table:table-cell>
              <table:table-cell office:value-type="float" office:value="68.1818181818182">
                <text:p>68.18181818181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0">
                <text:p>30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">
                <text:p>22</text:p>
              </table:table-cell>
              <table:table-cell office:value-type="float" office:value="22.7272727272727">
                <text:p>22.72727272727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">
                <text:p>29</text:p>
              </table:table-cell>
              <table:table-cell office:value-type="float" office:value="20.6896551724138">
                <text:p>20.68965517241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">
                <text:p>23</text:p>
              </table:table-cell>
              <table:table-cell office:value-type="float" office:value="8.69565217391304">
                <text:p>8.695652173913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1">
                <text:p>71</text:p>
              </table:table-cell>
              <table:table-cell office:value-type="float" office:value="92.9577464788732">
                <text:p>92.95774647887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9">
                <text:p>59</text:p>
              </table:table-cell>
              <table:table-cell office:value-type="float" office:value="42.3728813559322">
                <text:p>42.37288135593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">
                <text:p>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">
                <text:p>17</text:p>
              </table:table-cell>
              <table:table-cell office:value-type="float" office:value="23.5294117647059">
                <text:p>23.52941176470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">
                <text:p>15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6">
                <text:p>56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6">
                <text:p>36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">
                <text:p>13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1">
                <text:p>41</text:p>
              </table:table-cell>
              <table:table-cell office:value-type="float" office:value="46.3414634146342">
                <text:p>46.34146341463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">
                <text:p>17</text:p>
              </table:table-cell>
              <table:table-cell office:value-type="float" office:value="82.3529411764706">
                <text:p>82.35294117647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">
                <text:p>19</text:p>
              </table:table-cell>
              <table:table-cell office:value-type="float" office:value="68.421052631579">
                <text:p>68.4210526315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">
                <text:p>13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">
                <text:p>17</text:p>
              </table:table-cell>
              <table:table-cell office:value-type="float" office:value="82.3529411764706">
                <text:p>82.35294117647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">
                <text:p>13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">
                <text:p>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3">
                <text:p>33</text:p>
              </table:table-cell>
              <table:table-cell office:value-type="float" office:value="57.5757575757576">
                <text:p>57.57575757575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">
                <text:p>9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">
                <text:p>11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">
                <text:p>19</text:p>
              </table:table-cell>
              <table:table-cell office:value-type="float" office:value="84.2105263157895">
                <text:p>84.21052631578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">
                <text:p>13</text:p>
              </table:table-cell>
              <table:table-cell office:value-type="float" office:value="84.6153846153846">
                <text:p>84.61538461538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">
                <text:p>17</text:p>
              </table:table-cell>
              <table:table-cell office:value-type="float" office:value="76.4705882352941">
                <text:p>76.47058823529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">
                <text:p>9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">
                <text:p>23</text:p>
              </table:table-cell>
              <table:table-cell office:value-type="float" office:value="82.6086956521739">
                <text:p>82.60869565217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">
                <text:p>17</text:p>
              </table:table-cell>
              <table:table-cell office:value-type="float" office:value="94.1176470588235">
                <text:p>94.11764705882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">
                <text:p>13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">
                <text:p>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">
                <text:p>18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">
                <text:p>9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">
                <text:p>13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5">
                <text:p>135</text:p>
              </table:table-cell>
              <table:table-cell office:value-type="float" office:value="5.18518518518519">
                <text:p>5.185185185185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">
                <text:p>11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">
                <text:p>11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">
                <text:p>13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">
                <text:p>16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">
                <text:p>1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">
                <text:p>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">
                <text:p>14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">
                <text:p>15</text:p>
              </table:table-cell>
              <table:table-cell office:value-type="float" office:value="53.3333333333333">
                <text:p>53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f579d750e65277a91cbf19f00b90ad1b257718f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